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loext="urn:org:documentfoundation:names:experimental:office:xmlns:loext:1.0" xmlns:css3t="http://www.w3.org/TR/css3-text/" xmlns:form="urn:oasis:names:tc:opendocument:xmlns:form:1.0" xmlns:ns42="urn:org:documentfoundation:names:experimental:calc:xmlns:calcext:1.0" xmlns:svg="urn:oasis:names:tc:opendocument:xmlns:svg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loext="urn:org:documentfoundation:names:experimental:office:xmlns:loext:1.0" xmlns:css3t="http://www.w3.org/TR/css3-text/" xmlns:form="urn:oasis:names:tc:opendocument:xmlns:form:1.0" xmlns:ns42="urn:org:documentfoundation:names:experimental:calc:xmlns:calcext:1.0" xmlns:svg="urn:oasis:names:tc:opendocument:xmlns:svg-compatible:1.0" xmlns:manifest="urn:oasis:names:tc:opendocument:xmlns:manifest:1.0" office:version="1.2">
  <office:automatic-styles/>
  <office:body>
    <office:spreadsheet>
      <table:table table:name="all-results">
        <table:table-row>
          <table:table-cell table:style-name="pd1" office:value-type="string" office:value="">
            <text:p/>
          </table:table-cell>
          <table:table-cell table:style-name="pd1" office:value-type="string" office:value="header (head)">
            <text:p>header (head)</text:p>
          </table:table-cell>
          <table:table-cell table:style-name="pd1" table:number-rows-spanned="1" table:number-columns-spanned="5" office:value-type="string" office:value="header (sample)">
            <text:p>header (sample)</text:p>
          </table:table-cell>
          <table:table-cell/>
          <table:table-cell/>
          <table:table-cell/>
          <table:table-cell table:style-name="pd1" office:value-type="string" office:value="header (tail)">
            <text:p>header (tail)</text:p>
          </table:table-cell>
          <table:table-cell table:style-name="pd1" table:number-rows-spanned="1" table:number-columns-spanned="9" office:value-type="string" office:value="sample stats">
            <text:p>sample stats</text:p>
          </table:table-cell>
          <table:table-cell/>
          <table:table-cell/>
          <table:table-cell table:style-name="pd1" table:number-rows-spanned="1" table:number-columns-spanned="17" office:value-type="string" office:value="parameters">
            <text:p>parameters</text:p>
          </table:table-cell>
          <table:table-cell/>
          <table:table-cell/>
          <table:table-cell/>
          <table:table-cell/>
          <table:table-cell/>
          <table:table-cell/>
          <table:table-cell/>
          <table:table-cell table:style-name="pd1" table:number-rows-spanned="1" table:number-columns-spanned="21" office:value-type="string" office:value="run output">
            <text:p>run output</text:p>
          </table:table-cell>
          <table:table-cell/>
          <table:table-cell/>
          <table:table-cell/>
          <table:table-cell table:style-name="pd1" table:number-rows-spanned="1" table:number-columns-spanned="32" office:value-type="string" office:value="encounter rate">
            <text:p>encounter rat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pd1" table:number-rows-spanned="1" table:number-columns-spanned="67" office:value-type="string" office:value="detection probability">
            <text:p>detection probabilit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pd1" table:number-rows-spanned="1" table:number-columns-spanned="83" office:value-type="string" office:value="density/abundance">
            <text:p>density/abund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pd1" table:number-rows-spanned="1" table:number-columns-spanned="89" office:value-type="string" office:value="combined quality">
            <text:p>combined quality</text:p>
          </table:table-cell>
        </table:table-row>
        <table:table-row>
          <table:table-cell table:style-name="pd1" office:value-type="string" office:value="">
            <text:p/>
          </table:table-cell>
          <table:table-cell table:style-name="pd1" office:value-type="string" office:value="NumEchant">
            <text:p>NumEchant</text:p>
          </table:table-cell>
          <table:table-cell table:style-name="pd1" office:value-type="string" office:value="Espèce">
            <text:p>Espèce</text:p>
          </table:table-cell>
          <table:table-cell table:style-name="pd1" office:value-type="string" office:value="Passage">
            <text:p>Passage</text:p>
          </table:table-cell>
          <table:table-cell table:style-name="pd1" office:value-type="string" office:value="Adulte">
            <text:p>Adulte</text:p>
          </table:table-cell>
          <table:table-cell table:style-name="pd1" office:value-type="string" office:value="Durée">
            <text:p>Durée</text:p>
          </table:table-cell>
          <table:table-cell table:style-name="pd1" office:value-type="string" office:value="AbrevEchant">
            <text:p>AbrevEchant</text:p>
          </table:table-cell>
          <table:table-cell table:style-name="pd1" office:value-type="string" office:value="total number of observations">
            <text:p>total number of observations</text:p>
          </table:table-cell>
          <table:table-cell table:style-name="pd1" office:value-type="string" office:value="minimal observation distance">
            <text:p>minimal observation distance</text:p>
          </table:table-cell>
          <table:table-cell table:style-name="pd1" office:value-type="string" office:value="maximal observation distance">
            <text:p>maximal observation distance</text:p>
          </table:table-cell>
          <table:table-cell table:style-name="pd1" office:value-type="string" office:value="estimator key function">
            <text:p>estimator key function</text:p>
          </table:table-cell>
          <table:table-cell table:style-name="pd1" office:value-type="string" office:value="estimator adjustment series">
            <text:p>estimator adjustment series</text:p>
          </table:table-cell>
          <table:table-cell table:style-name="pd1" office:value-type="string" office:value="estimator selection criterion">
            <text:p>estimator selection criterion</text:p>
          </table:table-cell>
          <table:table-cell table:style-name="pd1" office:value-type="string" office:value="CV interval">
            <text:p>CV interval</text:p>
          </table:table-cell>
          <table:table-cell table:style-name="pd1" office:value-type="string" office:value="left truncation distance">
            <text:p>left truncation distance</text:p>
          </table:table-cell>
          <table:table-cell table:style-name="pd1" office:value-type="string" office:value="right truncation distance">
            <text:p>right truncation distance</text:p>
          </table:table-cell>
          <table:table-cell table:style-name="pd1" office:value-type="string" office:value="model fitting distance cut points">
            <text:p>model fitting distance cut points</text:p>
          </table:table-cell>
          <table:table-cell table:style-name="pd1" office:value-type="string" office:value="distance discretisation cut points">
            <text:p>distance discretisation cut points</text:p>
          </table:table-cell>
          <table:table-cell table:style-name="pd1" office:value-type="string" office:value="run status">
            <text:p>run status</text:p>
          </table:table-cell>
          <table:table-cell table:style-name="pd1" office:value-type="string" office:value="start time">
            <text:p>start time</text:p>
          </table:table-cell>
          <table:table-cell table:style-name="pd1" office:value-type="string" office:value="elapsed time">
            <text:p>elapsed time</text:p>
          </table:table-cell>
          <table:table-cell table:style-name="pd1" office:value-type="string" office:value="run folder">
            <text:p>run folder</text:p>
          </table:table-cell>
          <table:table-cell table:style-name="pd1" office:value-type="string" office:value="number of observations (n)">
            <text:p>number of observations (n)</text:p>
          </table:table-cell>
          <table:table-cell table:style-name="pd1" office:value-type="string" office:value="number of samples (k)">
            <text:p>number of samples (k)</text:p>
          </table:table-cell>
          <table:table-cell table:style-name="pd1" office:value-type="string" office:value="effort (L or K or T)">
            <text:p>effort (L or K or T)</text:p>
          </table:table-cell>
          <table:table-cell table:style-name="pd1" table:number-rows-spanned="1" table:number-columns-spanned="29" office:value-type="string" office:value="encounter rate (n/L or n/K or n/T)">
            <text:p>encounter rate (n/L or n/K or n/T)</text:p>
          </table:table-cell>
          <table:table-cell/>
          <table:table-cell/>
          <table:table-cell/>
          <table:table-cell/>
          <table:table-cell table:style-name="pd1" office:value-type="string" office:value="left truncation distance">
            <text:p>left truncation distance</text:p>
          </table:table-cell>
          <table:table-cell table:style-name="pd1" office:value-type="string" office:value="right truncation distance (w)">
            <text:p>right truncation distance (w)</text:p>
          </table:table-cell>
          <table:table-cell table:style-name="pd1" office:value-type="string" office:value="observation rate">
            <text:p>observation rate</text:p>
          </table:table-cell>
          <table:table-cell table:style-name="pd1" office:value-type="string" office:value="total number of parameters (m)">
            <text:p>total number of parameters (m)</text:p>
          </table:table-cell>
          <table:table-cell table:style-name="pd1" office:value-type="string" office:value="Delta AIC">
            <text:p>Delta AIC</text:p>
          </table:table-cell>
          <table:table-cell table:style-name="pd1" office:value-type="string" office:value="AIC value">
            <text:p>AIC value</text:p>
          </table:table-cell>
          <table:table-cell table:style-name="pd1" office:value-type="string" office:value="chi-square test probability determined">
            <text:p>chi-square test probability determined</text:p>
          </table:table-cell>
          <table:table-cell table:style-name="pd1" office:value-type="string" office:value="chi-square test probability (distance set 1)">
            <text:p>chi-square test probability (distance set 1)</text:p>
          </table:table-cell>
          <table:table-cell table:style-name="pd1" office:value-type="string" office:value="chi-square test probability (distance set 2)">
            <text:p>chi-square test probability (distance set 2)</text:p>
          </table:table-cell>
          <table:table-cell table:style-name="pd1" office:value-type="string" office:value="chi-square test probability (distance set 3)">
            <text:p>chi-square test probability (distance set 3)</text:p>
          </table:table-cell>
          <table:table-cell table:style-name="pd1" table:number-rows-spanned="1" table:number-columns-spanned="44" office:value-type="string" office:value="f(0) or h(0)">
            <text:p>f(0) or h(0)</text:p>
          </table:table-cell>
          <table:table-cell/>
          <table:table-cell/>
          <table:table-cell/>
          <table:table-cell/>
          <table:table-cell table:style-name="pd1" table:number-rows-spanned="1" table:number-columns-spanned="49" office:value-type="string" office:value="probability of detection (Pw)">
            <text:p>probability of detection (Pw)</text:p>
          </table:table-cell>
          <table:table-cell/>
          <table:table-cell/>
          <table:table-cell/>
          <table:table-cell/>
          <table:table-cell table:style-name="pd1" table:number-rows-spanned="1" table:number-columns-spanned="54" office:value-type="string" office:value="effective strip width (ESW) or effective detection radius (EDR)">
            <text:p>effective strip width (ESW) or effective detection radius (EDR)</text:p>
          </table:table-cell>
          <table:table-cell/>
          <table:table-cell/>
          <table:table-cell/>
          <table:table-cell/>
          <table:table-cell table:style-name="pd1" office:value-type="string" office:value="AICc">
            <text:p>AICc</text:p>
          </table:table-cell>
          <table:table-cell table:style-name="pd1" office:value-type="string" office:value="BIC">
            <text:p>BIC</text:p>
          </table:table-cell>
          <table:table-cell table:style-name="pd1" office:value-type="string" office:value="Log likelihood">
            <text:p>Log likelihood</text:p>
          </table:table-cell>
          <table:table-cell table:style-name="pd1" office:value-type="string" office:value="Kolmogorov-Smirnov test probability">
            <text:p>Kolmogorov-Smirnov test probability</text:p>
          </table:table-cell>
          <table:table-cell table:style-name="pd1" office:value-type="string" office:value="Cramér-von Mises (uniform weighting) test probability">
            <text:p>Cramér-von Mises (uniform weighting) test probability</text:p>
          </table:table-cell>
          <table:table-cell table:style-name="pd1" office:value-type="string" office:value="Cramér-von Mises (cosine weighting) test probability">
            <text:p>Cramér-von Mises (cosine weighting) test probability</text:p>
          </table:table-cell>
          <table:table-cell table:style-name="pd1" office:value-type="string" office:value="key function type">
            <text:p>key function type</text:p>
          </table:table-cell>
          <table:table-cell table:style-name="pd1" office:value-type="string" office:value="adjustment series type">
            <text:p>adjustment series type</text:p>
          </table:table-cell>
          <table:table-cell table:style-name="pd1" office:value-type="string" office:value="number of key function parameters (NKP)">
            <text:p>number of key function parameters (NKP)</text:p>
          </table:table-cell>
          <table:table-cell table:style-name="pd1" office:value-type="string" office:value="number of adjustment term parameters (NAP)">
            <text:p>number of adjustment term parameters (NAP)</text:p>
          </table:table-cell>
          <table:table-cell table:style-name="pd1" office:value-type="string" office:value="number of covariate parameters (NCP)">
            <text:p>number of covariate parameters (NCP)</text:p>
          </table:table-cell>
          <table:table-cell table:style-name="pd1" office:value-type="string" office:value="estimated value of A(1) adjustment term parameter">
            <text:p>estimated value of A(1) adjustment term parameter</text:p>
          </table:table-cell>
          <table:table-cell table:style-name="pd1" office:value-type="string" office:value="estimated value of A(2) adjustment term parameter">
            <text:p>estimated value of A(2) adjustment term parameter</text:p>
          </table:table-cell>
          <table:table-cell table:style-name="pd1" table:number-rows-spanned="1" table:number-columns-spanned="72" office:value-type="string" office:value="density of clusters (or animal density if non-clustered)">
            <text:p>density of clusters (or animal density if non-clustered)</text:p>
          </table:table-cell>
          <table:table-cell/>
          <table:table-cell/>
          <table:table-cell/>
          <table:table-cell/>
          <table:table-cell table:style-name="pd1" table:number-rows-spanned="1" table:number-columns-spanned="78" office:value-type="string" office:value="density of animals">
            <text:p>density of animals</text:p>
          </table:table-cell>
          <table:table-cell/>
          <table:table-cell/>
          <table:table-cell/>
          <table:table-cell/>
          <table:table-cell/>
          <table:table-cell table:style-name="pd1" table:number-rows-spanned="1" table:number-columns-spanned="83" office:value-type="string" office:value="number of animals, if survey area is specified">
            <text:p>number of animals, if survey area is specified</text:p>
          </table:table-cell>
          <table:table-cell/>
          <table:table-cell/>
          <table:table-cell/>
          <table:table-cell/>
          <table:table-cell table:style-name="pd1" office:value-type="string" office:value="balanced 1">
            <text:p>balanced 1</text:p>
          </table:table-cell>
          <table:table-cell table:style-name="pd1" office:value-type="string" office:value="balanced 2">
            <text:p>balanced 2</text:p>
          </table:table-cell>
          <table:table-cell table:style-name="pd1" office:value-type="string" office:value="balanced 3">
            <text:p>balanced 3</text:p>
          </table:table-cell>
          <table:table-cell table:style-name="pd1" office:value-type="string" office:value="more Chi2">
            <text:p>more Chi2</text:p>
          </table:table-cell>
          <table:table-cell table:style-name="pd1" office:value-type="string" office:value="more KS">
            <text:p>more KS</text:p>
          </table:table-cell>
          <table:table-cell table:style-name="pd1" office:value-type="string" office:value="more DCv">
            <text:p>more DCv</text:p>
          </table:table-cell>
        </table:table-row>
        <table:table-row>
          <table:table-cell table:style-name="pd1" office:value-type="string" office:value="">
            <text:p/>
          </table:table-cell>
          <table:table-cell table:style-name="pd1" office:value-type="string" office:value="Value">
            <text:p>Value</text:p>
          </table:table-cell>
          <table:table-cell table:style-name="pd1" office:value-type="string" office:value="Value">
            <text:p>Value</text:p>
          </table:table-cell>
          <table:table-cell table:style-name="pd1" office:value-type="string" office:value="Value">
            <text:p>Value</text:p>
          </table:table-cell>
          <table:table-cell table:style-name="pd1" office:value-type="string" office:value="Value">
            <text:p>Value</text:p>
          </table:table-cell>
          <table:table-cell table:style-name="pd1" office:value-type="string" office:value="Value">
            <text:p>Value</text:p>
          </table:table-cell>
          <table:table-cell table:style-name="pd1" office:value-type="string" office:value="Value">
            <text:p>Value</text:p>
          </table:table-cell>
          <table:table-cell table:style-name="pd1" office:value-type="string" office:value="Value">
            <text:p>Value</text:p>
          </table:table-cell>
          <table:table-cell table:style-name="pd1" office:value-type="string" office:value="Value">
            <text:p>Value</text:p>
          </table:table-cell>
          <table:table-cell table:style-name="pd1" office:value-type="string" office:value="Value">
            <text:p>Value</text:p>
          </table:table-cell>
          <table:table-cell table:style-name="pd1" office:value-type="string" office:value="Value">
            <text:p>Value</text:p>
          </table:table-cell>
          <table:table-cell table:style-name="pd1" office:value-type="string" office:value="Value">
            <text:p>Value</text:p>
          </table:table-cell>
          <table:table-cell table:style-name="pd1" office:value-type="string" office:value="Value">
            <text:p>Value</text:p>
          </table:table-cell>
          <table:table-cell table:style-name="pd1" office:value-type="string" office:value="Value">
            <text:p>Value</text:p>
          </table:table-cell>
          <table:table-cell table:style-name="pd1" office:value-type="string" office:value="Value">
            <text:p>Value</text:p>
          </table:table-cell>
          <table:table-cell table:style-name="pd1" office:value-type="string" office:value="Value">
            <text:p>Value</text:p>
          </table:table-cell>
          <table:table-cell table:style-name="pd1" office:value-type="string" office:value="Value">
            <text:p>Value</text:p>
          </table:table-cell>
          <table:table-cell table:style-name="pd1" office:value-type="string" office:value="Value">
            <text:p>Value</text:p>
          </table:table-cell>
          <table:table-cell table:style-name="pd1" office:value-type="string" office:value="Value">
            <text:p>Value</text:p>
          </table:table-cell>
          <table:table-cell table:style-name="pd1" office:value-type="string" office:value="Value">
            <text:p>Value</text:p>
          </table:table-cell>
          <table:table-cell table:style-name="pd1" office:value-type="string" office:value="Value">
            <text:p>Value</text:p>
          </table:table-cell>
          <table:table-cell table:style-name="pd1" office:value-type="string" office:value="Value">
            <text:p>Value</text:p>
          </table:table-cell>
          <table:table-cell table:style-name="pd1" office:value-type="string" office:value="Value">
            <text:p>Value</text:p>
          </table:table-cell>
          <table:table-cell table:style-name="pd1" office:value-type="string" office:value="Value">
            <text:p>Value</text:p>
          </table:table-cell>
          <table:table-cell table:style-name="pd1" office:value-type="string" office:value="Value">
            <text:p>Value</text:p>
          </table:table-cell>
          <table:table-cell table:style-name="pd1" office:value-type="string" office:value="Value">
            <text:p>Value</text:p>
          </table:table-cell>
          <table:table-cell table:style-name="pd1" office:value-type="string" office:value="Cv">
            <text:p>Cv</text:p>
          </table:table-cell>
          <table:table-cell table:style-name="pd1" office:value-type="string" office:value="Lcl">
            <text:p>Lcl</text:p>
          </table:table-cell>
          <table:table-cell table:style-name="pd1" office:value-type="string" office:value="Ucl">
            <text:p>Ucl</text:p>
          </table:table-cell>
          <table:table-cell table:style-name="pd1" office:value-type="string" office:value="Df">
            <text:p>Df</text:p>
          </table:table-cell>
          <table:table-cell table:style-name="pd1" office:value-type="string" office:value="Value">
            <text:p>Value</text:p>
          </table:table-cell>
          <table:table-cell table:style-name="pd1" office:value-type="string" office:value="Value">
            <text:p>Value</text:p>
          </table:table-cell>
          <table:table-cell table:style-name="pd1" office:value-type="string" office:value="Value">
            <text:p>Value</text:p>
          </table:table-cell>
          <table:table-cell table:style-name="pd1" office:value-type="string" office:value="Value">
            <text:p>Value</text:p>
          </table:table-cell>
          <table:table-cell table:style-name="pd1" office:value-type="string" office:value="Value">
            <text:p>Value</text:p>
          </table:table-cell>
          <table:table-cell table:style-name="pd1" office:value-type="string" office:value="Value">
            <text:p>Value</text:p>
          </table:table-cell>
          <table:table-cell table:style-name="pd1" office:value-type="string" office:value="Value">
            <text:p>Value</text:p>
          </table:table-cell>
          <table:table-cell table:style-name="pd1" office:value-type="string" office:value="Value">
            <text:p>Value</text:p>
          </table:table-cell>
          <table:table-cell table:style-name="pd1" office:value-type="string" office:value="Value">
            <text:p>Value</text:p>
          </table:table-cell>
          <table:table-cell table:style-name="pd1" office:value-type="string" office:value="Value">
            <text:p>Value</text:p>
          </table:table-cell>
          <table:table-cell table:style-name="pd1" office:value-type="string" office:value="Value">
            <text:p>Value</text:p>
          </table:table-cell>
          <table:table-cell table:style-name="pd1" office:value-type="string" office:value="Cv">
            <text:p>Cv</text:p>
          </table:table-cell>
          <table:table-cell table:style-name="pd1" office:value-type="string" office:value="Lcl">
            <text:p>Lcl</text:p>
          </table:table-cell>
          <table:table-cell table:style-name="pd1" office:value-type="string" office:value="Ucl">
            <text:p>Ucl</text:p>
          </table:table-cell>
          <table:table-cell table:style-name="pd1" office:value-type="string" office:value="Df">
            <text:p>Df</text:p>
          </table:table-cell>
          <table:table-cell table:style-name="pd1" office:value-type="string" office:value="Value">
            <text:p>Value</text:p>
          </table:table-cell>
          <table:table-cell table:style-name="pd1" office:value-type="string" office:value="Cv">
            <text:p>Cv</text:p>
          </table:table-cell>
          <table:table-cell table:style-name="pd1" office:value-type="string" office:value="Lcl">
            <text:p>Lcl</text:p>
          </table:table-cell>
          <table:table-cell table:style-name="pd1" office:value-type="string" office:value="Ucl">
            <text:p>Ucl</text:p>
          </table:table-cell>
          <table:table-cell table:style-name="pd1" office:value-type="string" office:value="Df">
            <text:p>Df</text:p>
          </table:table-cell>
          <table:table-cell table:style-name="pd1" office:value-type="string" office:value="Value">
            <text:p>Value</text:p>
          </table:table-cell>
          <table:table-cell table:style-name="pd1" office:value-type="string" office:value="Cv">
            <text:p>Cv</text:p>
          </table:table-cell>
          <table:table-cell table:style-name="pd1" office:value-type="string" office:value="Lcl">
            <text:p>Lcl</text:p>
          </table:table-cell>
          <table:table-cell table:style-name="pd1" office:value-type="string" office:value="Ucl">
            <text:p>Ucl</text:p>
          </table:table-cell>
          <table:table-cell table:style-name="pd1" office:value-type="string" office:value="Df">
            <text:p>Df</text:p>
          </table:table-cell>
          <table:table-cell table:style-name="pd1" office:value-type="string" office:value="Value">
            <text:p>Value</text:p>
          </table:table-cell>
          <table:table-cell table:style-name="pd1" office:value-type="string" office:value="Value">
            <text:p>Value</text:p>
          </table:table-cell>
          <table:table-cell table:style-name="pd1" office:value-type="string" office:value="Value">
            <text:p>Value</text:p>
          </table:table-cell>
          <table:table-cell table:style-name="pd1" office:value-type="string" office:value="Value">
            <text:p>Value</text:p>
          </table:table-cell>
          <table:table-cell table:style-name="pd1" office:value-type="string" office:value="Value">
            <text:p>Value</text:p>
          </table:table-cell>
          <table:table-cell table:style-name="pd1" office:value-type="string" office:value="Value">
            <text:p>Value</text:p>
          </table:table-cell>
          <table:table-cell table:style-name="pd1" office:value-type="string" office:value="Value">
            <text:p>Value</text:p>
          </table:table-cell>
          <table:table-cell table:style-name="pd1" office:value-type="string" office:value="Value">
            <text:p>Value</text:p>
          </table:table-cell>
          <table:table-cell table:style-name="pd1" office:value-type="string" office:value="Value">
            <text:p>Value</text:p>
          </table:table-cell>
          <table:table-cell table:style-name="pd1" office:value-type="string" office:value="Value">
            <text:p>Value</text:p>
          </table:table-cell>
          <table:table-cell table:style-name="pd1" office:value-type="string" office:value="Value">
            <text:p>Value</text:p>
          </table:table-cell>
          <table:table-cell table:style-name="pd1" office:value-type="string" office:value="Value">
            <text:p>Value</text:p>
          </table:table-cell>
          <table:table-cell table:style-name="pd1" office:value-type="string" office:value="Value">
            <text:p>Value</text:p>
          </table:table-cell>
          <table:table-cell table:style-name="pd1" office:value-type="string" office:value="Value">
            <text:p>Value</text:p>
          </table:table-cell>
          <table:table-cell table:style-name="pd1" office:value-type="string" office:value="Cv">
            <text:p>Cv</text:p>
          </table:table-cell>
          <table:table-cell table:style-name="pd1" office:value-type="string" office:value="Lcl">
            <text:p>Lcl</text:p>
          </table:table-cell>
          <table:table-cell table:style-name="pd1" office:value-type="string" office:value="Ucl">
            <text:p>Ucl</text:p>
          </table:table-cell>
          <table:table-cell table:style-name="pd1" office:value-type="string" office:value="Df">
            <text:p>Df</text:p>
          </table:table-cell>
          <table:table-cell table:style-name="pd1" office:value-type="string" office:value="Value">
            <text:p>Value</text:p>
          </table:table-cell>
          <table:table-cell table:style-name="pd1" office:value-type="string" office:value="Delta Cv">
            <text:p>Delta Cv</text:p>
          </table:table-cell>
          <table:table-cell table:style-name="pd1" office:value-type="string" office:value="Cv">
            <text:p>Cv</text:p>
          </table:table-cell>
          <table:table-cell table:style-name="pd1" office:value-type="string" office:value="Lcl">
            <text:p>Lcl</text:p>
          </table:table-cell>
          <table:table-cell table:style-name="pd1" office:value-type="string" office:value="Ucl">
            <text:p>Ucl</text:p>
          </table:table-cell>
          <table:table-cell table:style-name="pd1" office:value-type="string" office:value="Df">
            <text:p>Df</text:p>
          </table:table-cell>
          <table:table-cell table:style-name="pd1" office:value-type="string" office:value="Value">
            <text:p>Value</text:p>
          </table:table-cell>
          <table:table-cell table:style-name="pd1" office:value-type="string" office:value="Cv">
            <text:p>Cv</text:p>
          </table:table-cell>
          <table:table-cell table:style-name="pd1" office:value-type="string" office:value="Lcl">
            <text:p>Lcl</text:p>
          </table:table-cell>
          <table:table-cell table:style-name="pd1" office:value-type="string" office:value="Ucl">
            <text:p>Ucl</text:p>
          </table:table-cell>
          <table:table-cell table:style-name="pd1" office:value-type="string" office:value="Df">
            <text:p>Df</text:p>
          </table:table-cell>
          <table:table-cell table:style-name="pd1" office:value-type="string" office:value="Value">
            <text:p>Value</text:p>
          </table:table-cell>
          <table:table-cell table:style-name="pd1" office:value-type="string" office:value="Value">
            <text:p>Value</text:p>
          </table:table-cell>
          <table:table-cell table:style-name="pd1" office:value-type="string" office:value="Value">
            <text:p>Value</text:p>
          </table:table-cell>
          <table:table-cell table:style-name="pd1" office:value-type="string" office:value="Value">
            <text:p>Value</text:p>
          </table:table-cell>
          <table:table-cell table:style-name="pd1" office:value-type="string" office:value="Value">
            <text:p>Value</text:p>
          </table:table-cell>
          <table:table-cell table:style-name="pd1" office:value-type="string" office:value="Value">
            <text:p>Value</text:p>
          </table:table-cell>
        </table:table-row>
        <table:table-row/>
        <table:table-row>
          <table:table-cell table:style-name="pd1" office:value-type="float" office:value="0">
            <text:p/>
          </table:table-cell>
          <table:table-cell office:value-type="float" office:value="0">
            <text:p/>
          </table:table-cell>
          <table:table-cell office:value-type="string" office:value="Sylvia atricapilla">
            <text:p>Sylvia atricapilla</text:p>
          </table:table-cell>
          <table:table-cell office:value-type="string" office:value="b">
            <text:p>b</text:p>
          </table:table-cell>
          <table:table-cell office:value-type="string" office:value="m">
            <text:p>m</text:p>
          </table:table-cell>
          <table:table-cell office:value-type="string" office:value="5mn">
            <text:p>5mn</text:p>
          </table:table-cell>
          <table:table-cell office:value-type="string" office:value="SylvAtri-b-m-5mn">
            <text:p>SylvAtri-b-m-5mn</text:p>
          </table:table-cell>
          <table:table-cell office:value-type="float" office:value="137.0">
            <text:p>137.0</text:p>
          </table:table-cell>
          <table:table-cell office:value-type="float" office:value="13.721383740161">
            <text:p>13.721383740161</text:p>
          </table:table-cell>
          <table:table-cell office:value-type="float" office:value="488.187599344441">
            <text:p>488.187599344441</text:p>
          </table:table-cell>
          <table:table-cell office:value-type="string" office:value="HAZARD">
            <text:p>HAZARD</text:p>
          </table:table-cell>
          <table:table-cell office:value-type="string" office:value="COSINE">
            <text:p>COSINE</text:p>
          </table:table-cell>
          <table:table-cell office:value-type="string" office:value="AIC">
            <text:p>AIC</text:p>
          </table:table-cell>
          <table:table-cell office:value-type="float" office:value="95">
            <text:p>9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2">
            <text:p>2</text:p>
          </table:table-cell>
          <table:table-cell office:value-type="date" office:date-value="2024-04-20T16:59:45.299665">
            <text:p>Sat Apr 20 16:59:45 2024</text:p>
          </table:table-cell>
          <table:table-cell office:value-type="float" office:value="0.40585299999999996">
            <text:p>0.40585299999999996</text:p>
          </table:table-cell>
          <table:table-cell office:value-type="string" office:value="C:\git\pyaudisam\tests\tmp\val-mpanlr\SylvAtri-b-m-5mn-haz-cos-rqlxq28e">
            <text:p>C:\git\pyaudisam\tests\tmp\val-mpanlr\SylvAtri-b-m-5mn-haz-cos-rqlxq28e</text:p>
          </table:table-cell>
          <table:table-cell office:value-type="float" office:value="137.0">
            <text:p>137.0</text:p>
          </table:table-cell>
          <table:table-cell office:value-type="float" office:value="94.0">
            <text:p>94.0</text:p>
          </table:table-cell>
          <table:table-cell office:value-type="float" office:value="94.0">
            <text:p>94.0</text:p>
          </table:table-cell>
          <table:table-cell office:value-type="float" office:value="1.457447">
            <text:p>1.457447</text:p>
          </table:table-cell>
          <table:table-cell office:value-type="float" office:value="0.09716945">
            <text:p>0.09716945</text:p>
          </table:table-cell>
          <table:table-cell office:value-type="float" office:value="1.202232">
            <text:p>1.202232</text:p>
          </table:table-cell>
          <table:table-cell office:value-type="float" office:value="1.766839">
            <text:p>1.766839</text:p>
          </table:table-cell>
          <table:table-cell office:value-type="float" office:value="93.0">
            <text:p>93.0</text:p>
          </table:table-cell>
          <table:table-cell office:value-type="float" office:value="0.0">
            <text:p/>
          </table:table-cell>
          <table:table-cell office:value-type="float" office:value="488.1876">
            <text:p>488.1876</text:p>
          </table:table-cell>
          <table:table-cell office:value-type="float" office:value="100.0">
            <text:p>100.0</text:p>
          </table:table-cell>
          <table:table-cell office:value-type="float" office:value="2.0">
            <text:p>2.0</text:p>
          </table:table-cell>
          <table:table-cell office:value-type="float" office:value="0.0">
            <text:p/>
          </table:table-cell>
          <table:table-cell office:value-type="float" office:value="1525.339">
            <text:p>1525.339</text:p>
          </table:table-cell>
          <table:table-cell office:value-type="float" office:value="0.3482684">
            <text:p>0.3482684</text:p>
          </table:table-cell>
          <table:table-cell office:value-type="float" office:value="0.186077">
            <text:p>0.186077</text:p>
          </table:table-cell>
          <table:table-cell office:value-type="float" office:value="0.1360106">
            <text:p>0.1360106</text:p>
          </table:table-cell>
          <table:table-cell office:value-type="float" office:value="0.3482684">
            <text:p>0.3482684</text:p>
          </table:table-cell>
          <table:table-cell office:value-type="float" office:value="0.0001177976">
            <text:p>0.0001177976</text:p>
          </table:table-cell>
          <table:table-cell office:value-type="float" office:value="0.1263134">
            <text:p>0.1263134</text:p>
          </table:table-cell>
          <table:table-cell office:value-type="float" office:value="9.184906e-05">
            <text:p>9.184906e-05</text:p>
          </table:table-cell>
          <table:table-cell office:value-type="float" office:value="0.0001510768">
            <text:p>0.0001510768</text:p>
          </table:table-cell>
          <table:table-cell office:value-type="float" office:value="135.0">
            <text:p>135.0</text:p>
          </table:table-cell>
          <table:table-cell office:value-type="float" office:value="0.07123939">
            <text:p>0.07123939</text:p>
          </table:table-cell>
          <table:table-cell office:value-type="float" office:value="0.1263134">
            <text:p>0.1263134</text:p>
          </table:table-cell>
          <table:table-cell office:value-type="float" office:value="0.05554674">
            <text:p>0.05554674</text:p>
          </table:table-cell>
          <table:table-cell office:value-type="float" office:value="0.09136541">
            <text:p>0.09136541</text:p>
          </table:table-cell>
          <table:table-cell office:value-type="float" office:value="135.0">
            <text:p>135.0</text:p>
          </table:table-cell>
          <table:table-cell office:value-type="float" office:value="130.3007">
            <text:p>130.3007</text:p>
          </table:table-cell>
          <table:table-cell office:value-type="float" office:value="0.06315669">
            <text:p>0.06315669</text:p>
          </table:table-cell>
          <table:table-cell office:value-type="float" office:value="115.0153">
            <text:p>115.0153</text:p>
          </table:table-cell>
          <table:table-cell office:value-type="float" office:value="147.6176">
            <text:p>147.6176</text:p>
          </table:table-cell>
          <table:table-cell office:value-type="float" office:value="135.0">
            <text:p>135.0</text:p>
          </table:table-cell>
          <table:table-cell office:value-type="float" office:value="1525.429">
            <text:p>1525.429</text:p>
          </table:table-cell>
          <table:table-cell office:value-type="float" office:value="1531.179">
            <text:p>1531.179</text:p>
          </table:table-cell>
          <table:table-cell office:value-type="float" office:value="-760.6697">
            <text:p>-760.6697</text:p>
          </table:table-cell>
          <table:table-cell office:value-type="float" office:value="0.6256207">
            <text:p>0.6256207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HAZARD">
            <text:p>HAZARD</text:p>
          </table:table-cell>
          <table:table-cell office:value-type="string" office:value="COSINE">
            <text:p>COSINE</text:p>
          </table:table-cell>
          <table:table-cell office:value-type="float" office:value="2.0">
            <text:p>2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97.07023">
            <text:p>97.07023</text:p>
          </table:table-cell>
          <table:table-cell office:value-type="float" office:value="3.818157">
            <text:p>3.818157</text:p>
          </table:table-cell>
          <table:table-cell office:value-type="float" office:value="0.2732431">
            <text:p>0.2732431</text:p>
          </table:table-cell>
          <table:table-cell office:value-type="float" office:value="0.1593643">
            <text:p>0.1593643</text:p>
          </table:table-cell>
          <table:table-cell office:value-type="float" office:value="0.1999974">
            <text:p>0.1999974</text:p>
          </table:table-cell>
          <table:table-cell office:value-type="float" office:value="0.3733137">
            <text:p>0.3733137</text:p>
          </table:table-cell>
          <table:table-cell office:value-type="float" office:value="226.7749">
            <text:p>226.7749</text:p>
          </table:table-cell>
          <table:table-cell office:value-type="float" office:value="0.2732431">
            <text:p>0.2732431</text:p>
          </table:table-cell>
          <table:table-cell office:value-type="float" office:value="0.0">
            <text:p/>
          </table:table-cell>
          <table:table-cell office:value-type="float" office:value="0.1593643">
            <text:p>0.1593643</text:p>
          </table:table-cell>
          <table:table-cell office:value-type="float" office:value="0.1999974">
            <text:p>0.1999974</text:p>
          </table:table-cell>
          <table:table-cell office:value-type="float" office:value="0.3733137">
            <text:p>0.3733137</text:p>
          </table:table-cell>
          <table:table-cell office:value-type="float" office:value="226.7749">
            <text:p>226.7749</text:p>
          </table:table-cell>
          <table:table-cell office:value-type="float" office:value="656.0">
            <text:p>656.0</text:p>
          </table:table-cell>
          <table:table-cell office:value-type="float" office:value="0.1593643">
            <text:p>0.1593643</text:p>
          </table:table-cell>
          <table:table-cell office:value-type="float" office:value="480.0">
            <text:p>480.0</text:p>
          </table:table-cell>
          <table:table-cell office:value-type="float" office:value="896.0">
            <text:p>896.0</text:p>
          </table:table-cell>
          <table:table-cell office:value-type="float" office:value="226.7749">
            <text:p>226.7749</text:p>
          </table:table-cell>
          <table:table-cell office:value-type="float" office:value="0.695496362535035">
            <text:p>0.695496362535035</text:p>
          </table:table-cell>
          <table:table-cell office:value-type="float" office:value="0.6656518495714954">
            <text:p>0.6656518495714954</text:p>
          </table:table-cell>
          <table:table-cell office:value-type="float" office:value="0.6773847019863569">
            <text:p>0.6773847019863569</text:p>
          </table:table-cell>
          <table:table-cell office:value-type="float" office:value="0.6291193109611052">
            <text:p>0.6291193109611052</text:p>
          </table:table-cell>
          <table:table-cell office:value-type="float" office:value="0.6714278539511617">
            <text:p>0.6714278539511617</text:p>
          </table:table-cell>
          <table:table-cell office:value-type="float" office:value="0.6789940363040641">
            <text:p>0.6789940363040641</text:p>
          </table:table-cell>
        </table:table-row>
        <table:table-row>
          <table:table-cell table:style-name="pd1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 office:value="Sylvia atricapilla">
            <text:p>Sylvia atricapilla</text:p>
          </table:table-cell>
          <table:table-cell office:value-type="string" office:value="b">
            <text:p>b</text:p>
          </table:table-cell>
          <table:table-cell office:value-type="string" office:value="m">
            <text:p>m</text:p>
          </table:table-cell>
          <table:table-cell office:value-type="string" office:value="10mn">
            <text:p>10mn</text:p>
          </table:table-cell>
          <table:table-cell office:value-type="string" office:value="SylvAtri-b-m-10mn">
            <text:p>SylvAtri-b-m-10mn</text:p>
          </table:table-cell>
          <table:table-cell office:value-type="float" office:value="207.0">
            <text:p>207.0</text:p>
          </table:table-cell>
          <table:table-cell office:value-type="float" office:value="8.37568478345874">
            <text:p>8.37568478345874</text:p>
          </table:table-cell>
          <table:table-cell office:value-type="float" office:value="488.187599344441">
            <text:p>488.187599344441</text:p>
          </table:table-cell>
          <table:table-cell office:value-type="string" office:value="HAZARD">
            <text:p>HAZARD</text:p>
          </table:table-cell>
          <table:table-cell office:value-type="string" office:value="COSINE">
            <text:p>COSINE</text:p>
          </table:table-cell>
          <table:table-cell office:value-type="string" office:value="AIC">
            <text:p>AIC</text:p>
          </table:table-cell>
          <table:table-cell office:value-type="float" office:value="95">
            <text:p>9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2">
            <text:p>2</text:p>
          </table:table-cell>
          <table:table-cell office:value-type="date" office:date-value="2024-04-20T16:59:45.407826">
            <text:p>Sat Apr 20 16:59:45 2024</text:p>
          </table:table-cell>
          <table:table-cell office:value-type="float" office:value="0.45473900000000006">
            <text:p>0.45473900000000006</text:p>
          </table:table-cell>
          <table:table-cell office:value-type="string" office:value="C:\git\pyaudisam\tests\tmp\val-mpanlr\SylvAtri-b-m-10mn-haz-cos-2_6cj2x2">
            <text:p>C:\git\pyaudisam\tests\tmp\val-mpanlr\SylvAtri-b-m-10mn-haz-cos-2_6cj2x2</text:p>
          </table:table-cell>
          <table:table-cell office:value-type="float" office:value="207.0">
            <text:p>207.0</text:p>
          </table:table-cell>
          <table:table-cell office:value-type="float" office:value="94.0">
            <text:p>94.0</text:p>
          </table:table-cell>
          <table:table-cell office:value-type="float" office:value="94.0">
            <text:p>94.0</text:p>
          </table:table-cell>
          <table:table-cell office:value-type="float" office:value="2.202128">
            <text:p>2.202128</text:p>
          </table:table-cell>
          <table:table-cell office:value-type="float" office:value="0.08539717">
            <text:p>0.08539717</text:p>
          </table:table-cell>
          <table:table-cell office:value-type="float" office:value="1.859207">
            <text:p>1.859207</text:p>
          </table:table-cell>
          <table:table-cell office:value-type="float" office:value="2.608298">
            <text:p>2.608298</text:p>
          </table:table-cell>
          <table:table-cell office:value-type="float" office:value="93.0">
            <text:p>93.0</text:p>
          </table:table-cell>
          <table:table-cell office:value-type="float" office:value="0.0">
            <text:p/>
          </table:table-cell>
          <table:table-cell office:value-type="float" office:value="488.1876">
            <text:p>488.1876</text:p>
          </table:table-cell>
          <table:table-cell office:value-type="float" office:value="100.0">
            <text:p>100.0</text:p>
          </table:table-cell>
          <table:table-cell office:value-type="float" office:value="2.0">
            <text:p>2.0</text:p>
          </table:table-cell>
          <table:table-cell office:value-type="float" office:value="0.0">
            <text:p/>
          </table:table-cell>
          <table:table-cell office:value-type="float" office:value="2338.707">
            <text:p>2338.707</text:p>
          </table:table-cell>
          <table:table-cell office:value-type="float" office:value="0.02513748">
            <text:p>0.02513748</text:p>
          </table:table-cell>
          <table:table-cell office:value-type="float" office:value="0.1277218">
            <text:p>0.1277218</text:p>
          </table:table-cell>
          <table:table-cell office:value-type="float" office:value="0.007693529">
            <text:p>0.007693529</text:p>
          </table:table-cell>
          <table:table-cell office:value-type="float" office:value="0.02513748">
            <text:p>0.02513748</text:p>
          </table:table-cell>
          <table:table-cell office:value-type="float" office:value="0.0001020438">
            <text:p>0.0001020438</text:p>
          </table:table-cell>
          <table:table-cell office:value-type="float" office:value="0.1052121">
            <text:p>0.1052121</text:p>
          </table:table-cell>
          <table:table-cell office:value-type="float" office:value="8.297477e-05">
            <text:p>8.297477e-05</text:p>
          </table:table-cell>
          <table:table-cell office:value-type="float" office:value="0.0001254953">
            <text:p>0.0001254953</text:p>
          </table:table-cell>
          <table:table-cell office:value-type="float" office:value="205.0">
            <text:p>205.0</text:p>
          </table:table-cell>
          <table:table-cell office:value-type="float" office:value="0.08223746">
            <text:p>0.08223746</text:p>
          </table:table-cell>
          <table:table-cell office:value-type="float" office:value="0.1052121">
            <text:p>0.1052121</text:p>
          </table:table-cell>
          <table:table-cell office:value-type="float" office:value="0.06686963">
            <text:p>0.06686963</text:p>
          </table:table-cell>
          <table:table-cell office:value-type="float" office:value="0.1011371">
            <text:p>0.1011371</text:p>
          </table:table-cell>
          <table:table-cell office:value-type="float" office:value="205.0">
            <text:p>205.0</text:p>
          </table:table-cell>
          <table:table-cell office:value-type="float" office:value="139.9979">
            <text:p>139.9979</text:p>
          </table:table-cell>
          <table:table-cell office:value-type="float" office:value="0.05260606">
            <text:p>0.05260606</text:p>
          </table:table-cell>
          <table:table-cell office:value-type="float" office:value="126.2143">
            <text:p>126.2143</text:p>
          </table:table-cell>
          <table:table-cell office:value-type="float" office:value="155.2869">
            <text:p>155.2869</text:p>
          </table:table-cell>
          <table:table-cell office:value-type="float" office:value="205.0">
            <text:p>205.0</text:p>
          </table:table-cell>
          <table:table-cell office:value-type="float" office:value="2338.765">
            <text:p>2338.765</text:p>
          </table:table-cell>
          <table:table-cell office:value-type="float" office:value="2345.372">
            <text:p>2345.372</text:p>
          </table:table-cell>
          <table:table-cell office:value-type="float" office:value="-1167.353">
            <text:p>-1167.353</text:p>
          </table:table-cell>
          <table:table-cell office:value-type="float" office:value="0.663388">
            <text:p>0.663388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HAZARD">
            <text:p>HAZARD</text:p>
          </table:table-cell>
          <table:table-cell office:value-type="string" office:value="COSINE">
            <text:p>COSINE</text:p>
          </table:table-cell>
          <table:table-cell office:value-type="float" office:value="2.0">
            <text:p>2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03.2911">
            <text:p>103.2911</text:p>
          </table:table-cell>
          <table:table-cell office:value-type="float" office:value="3.715686">
            <text:p>3.715686</text:p>
          </table:table-cell>
          <table:table-cell office:value-type="float" office:value="0.3576427">
            <text:p>0.3576427</text:p>
          </table:table-cell>
          <table:table-cell office:value-type="float" office:value="0.1355074">
            <text:p>0.1355074</text:p>
          </table:table-cell>
          <table:table-cell office:value-type="float" office:value="0.2742493">
            <text:p>0.2742493</text:p>
          </table:table-cell>
          <table:table-cell office:value-type="float" office:value="0.4663944">
            <text:p>0.4663944</text:p>
          </table:table-cell>
          <table:table-cell office:value-type="float" office:value="288.2811">
            <text:p>288.2811</text:p>
          </table:table-cell>
          <table:table-cell office:value-type="float" office:value="0.3576427">
            <text:p>0.3576427</text:p>
          </table:table-cell>
          <table:table-cell office:value-type="float" office:value="0.0">
            <text:p/>
          </table:table-cell>
          <table:table-cell office:value-type="float" office:value="0.1355074">
            <text:p>0.1355074</text:p>
          </table:table-cell>
          <table:table-cell office:value-type="float" office:value="0.2742493">
            <text:p>0.2742493</text:p>
          </table:table-cell>
          <table:table-cell office:value-type="float" office:value="0.4663944">
            <text:p>0.4663944</text:p>
          </table:table-cell>
          <table:table-cell office:value-type="float" office:value="288.2811">
            <text:p>288.2811</text:p>
          </table:table-cell>
          <table:table-cell office:value-type="float" office:value="858.0">
            <text:p>858.0</text:p>
          </table:table-cell>
          <table:table-cell office:value-type="float" office:value="0.1355074">
            <text:p>0.1355074</text:p>
          </table:table-cell>
          <table:table-cell office:value-type="float" office:value="658.0">
            <text:p>658.0</text:p>
          </table:table-cell>
          <table:table-cell office:value-type="float" office:value="1119.0">
            <text:p>1119.0</text:p>
          </table:table-cell>
          <table:table-cell office:value-type="float" office:value="288.2811">
            <text:p>288.2811</text:p>
          </table:table-cell>
          <table:table-cell office:value-type="float" office:value="0.46661276915029987">
            <text:p>0.46661276915029987</text:p>
          </table:table-cell>
          <table:table-cell office:value-type="float" office:value="0.47274976542035846">
            <text:p>0.47274976542035846</text:p>
          </table:table-cell>
          <table:table-cell office:value-type="float" office:value="0.48070191380219457">
            <text:p>0.48070191380219457</text:p>
          </table:table-cell>
          <table:table-cell office:value-type="float" office:value="0.3463226928663328">
            <text:p>0.3463226928663328</text:p>
          </table:table-cell>
          <table:table-cell office:value-type="float" office:value="0.4982179610788272">
            <text:p>0.4982179610788272</text:p>
          </table:table-cell>
          <table:table-cell office:value-type="float" office:value="0.5080906098670958">
            <text:p>0.5080906098670958</text:p>
          </table:table-cell>
        </table:table-row>
        <table:table-row>
          <table:table-cell table:style-name="pd1"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string" office:value="Sylvia atricapilla">
            <text:p>Sylvia atricapilla</text:p>
          </table:table-cell>
          <table:table-cell office:value-type="string" office:value="a+b">
            <text:p>a+b</text:p>
          </table:table-cell>
          <table:table-cell office:value-type="string" office:value="m">
            <text:p>m</text:p>
          </table:table-cell>
          <table:table-cell office:value-type="string" office:value="5mn">
            <text:p>5mn</text:p>
          </table:table-cell>
          <table:table-cell office:value-type="string" office:value="SylvAtri-ab-m-5mn">
            <text:p>SylvAtri-ab-m-5mn</text:p>
          </table:table-cell>
          <table:table-cell office:value-type="float" office:value="261.0">
            <text:p>261.0</text:p>
          </table:table-cell>
          <table:table-cell office:value-type="float" office:value="10.843323181859">
            <text:p>10.843323181859</text:p>
          </table:table-cell>
          <table:table-cell office:value-type="float" office:value="488.187599344441">
            <text:p>488.187599344441</text:p>
          </table:table-cell>
          <table:table-cell office:value-type="string" office:value="HAZARD">
            <text:p>HAZARD</text:p>
          </table:table-cell>
          <table:table-cell office:value-type="string" office:value="COSINE">
            <text:p>COSINE</text:p>
          </table:table-cell>
          <table:table-cell office:value-type="string" office:value="AIC">
            <text:p>AIC</text:p>
          </table:table-cell>
          <table:table-cell office:value-type="float" office:value="95">
            <text:p>9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2">
            <text:p>2</text:p>
          </table:table-cell>
          <table:table-cell office:value-type="date" office:date-value="2024-04-20T16:59:45.407826">
            <text:p>Sat Apr 20 16:59:45 2024</text:p>
          </table:table-cell>
          <table:table-cell office:value-type="float" office:value="0.47036300000000003">
            <text:p>0.47036300000000003</text:p>
          </table:table-cell>
          <table:table-cell office:value-type="string" office:value="C:\git\pyaudisam\tests\tmp\val-mpanlr\SylvAtri-ab-m-5mn-haz-cos-ilr93dtk">
            <text:p>C:\git\pyaudisam\tests\tmp\val-mpanlr\SylvAtri-ab-m-5mn-haz-cos-ilr93dtk</text:p>
          </table:table-cell>
          <table:table-cell office:value-type="float" office:value="261.0">
            <text:p>261.0</text:p>
          </table:table-cell>
          <table:table-cell office:value-type="float" office:value="96.0">
            <text:p>96.0</text:p>
          </table:table-cell>
          <table:table-cell office:value-type="float" office:value="190.0">
            <text:p>190.0</text:p>
          </table:table-cell>
          <table:table-cell office:value-type="float" office:value="1.373684">
            <text:p>1.373684</text:p>
          </table:table-cell>
          <table:table-cell office:value-type="float" office:value="0.08385102">
            <text:p>0.08385102</text:p>
          </table:table-cell>
          <table:table-cell office:value-type="float" office:value="1.163372">
            <text:p>1.163372</text:p>
          </table:table-cell>
          <table:table-cell office:value-type="float" office:value="1.622017">
            <text:p>1.622017</text:p>
          </table:table-cell>
          <table:table-cell office:value-type="float" office:value="95.0">
            <text:p>95.0</text:p>
          </table:table-cell>
          <table:table-cell office:value-type="float" office:value="0.0">
            <text:p/>
          </table:table-cell>
          <table:table-cell office:value-type="float" office:value="488.1876">
            <text:p>488.1876</text:p>
          </table:table-cell>
          <table:table-cell office:value-type="float" office:value="100.0">
            <text:p>100.0</text:p>
          </table:table-cell>
          <table:table-cell office:value-type="float" office:value="2.0">
            <text:p>2.0</text:p>
          </table:table-cell>
          <table:table-cell office:value-type="float" office:value="0.0">
            <text:p/>
          </table:table-cell>
          <table:table-cell office:value-type="float" office:value="2870.073">
            <text:p>2870.073</text:p>
          </table:table-cell>
          <table:table-cell office:value-type="float" office:value="2.139807e-05">
            <text:p>2.139807e-05</text:p>
          </table:table-cell>
          <table:table-cell office:value-type="float" office:value="0.004318774">
            <text:p>0.004318774</text:p>
          </table:table-cell>
          <table:table-cell office:value-type="float" office:value="0.0002317429">
            <text:p>0.0002317429</text:p>
          </table:table-cell>
          <table:table-cell office:value-type="float" office:value="2.139807e-05">
            <text:p>2.139807e-05</text:p>
          </table:table-cell>
          <table:table-cell office:value-type="float" office:value="0.0001334272">
            <text:p>0.0001334272</text:p>
          </table:table-cell>
          <table:table-cell office:value-type="float" office:value="0.08775254">
            <text:p>0.08775254</text:p>
          </table:table-cell>
          <table:table-cell office:value-type="float" office:value="0.0001122903">
            <text:p>0.0001122903</text:p>
          </table:table-cell>
          <table:table-cell office:value-type="float" office:value="0.0001585427">
            <text:p>0.0001585427</text:p>
          </table:table-cell>
          <table:table-cell office:value-type="float" office:value="259.0">
            <text:p>259.0</text:p>
          </table:table-cell>
          <table:table-cell office:value-type="float" office:value="0.06289443">
            <text:p>0.06289443</text:p>
          </table:table-cell>
          <table:table-cell office:value-type="float" office:value="0.08775254">
            <text:p>0.08775254</text:p>
          </table:table-cell>
          <table:table-cell office:value-type="float" office:value="0.05293102">
            <text:p>0.05293102</text:p>
          </table:table-cell>
          <table:table-cell office:value-type="float" office:value="0.07473329">
            <text:p>0.07473329</text:p>
          </table:table-cell>
          <table:table-cell office:value-type="float" office:value="259.0">
            <text:p>259.0</text:p>
          </table:table-cell>
          <table:table-cell office:value-type="float" office:value="122.4314">
            <text:p>122.4314</text:p>
          </table:table-cell>
          <table:table-cell office:value-type="float" office:value="0.04387628">
            <text:p>0.04387628</text:p>
          </table:table-cell>
          <table:table-cell office:value-type="float" office:value="112.3021">
            <text:p>112.3021</text:p>
          </table:table-cell>
          <table:table-cell office:value-type="float" office:value="133.4743">
            <text:p>133.4743</text:p>
          </table:table-cell>
          <table:table-cell office:value-type="float" office:value="259.0">
            <text:p>259.0</text:p>
          </table:table-cell>
          <table:table-cell office:value-type="float" office:value="2870.12">
            <text:p>2870.12</text:p>
          </table:table-cell>
          <table:table-cell office:value-type="float" office:value="2877.202">
            <text:p>2877.202</text:p>
          </table:table-cell>
          <table:table-cell office:value-type="float" office:value="-1433.036">
            <text:p>-1433.036</text:p>
          </table:table-cell>
          <table:table-cell office:value-type="float" office:value="0.6021008">
            <text:p>0.6021008</text:p>
          </table:table-cell>
          <table:table-cell office:value-type="float" office:value="0.7">
            <text:p>0.7</text:p>
          </table:table-cell>
          <table:table-cell office:value-type="float" office:value="0.8">
            <text:p>0.8</text:p>
          </table:table-cell>
          <table:table-cell office:value-type="string" office:value="HAZARD">
            <text:p>HAZARD</text:p>
          </table:table-cell>
          <table:table-cell office:value-type="string" office:value="COSINE">
            <text:p>COSINE</text:p>
          </table:table-cell>
          <table:table-cell office:value-type="float" office:value="2.0">
            <text:p>2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92.10918">
            <text:p>92.10918</text:p>
          </table:table-cell>
          <table:table-cell office:value-type="float" office:value="3.919727">
            <text:p>3.919727</text:p>
          </table:table-cell>
          <table:table-cell office:value-type="float" office:value="0.29171">
            <text:p>0.29171</text:p>
          </table:table-cell>
          <table:table-cell office:value-type="float" office:value="0.1213734">
            <text:p>0.1213734</text:p>
          </table:table-cell>
          <table:table-cell office:value-type="float" office:value="0.2299236">
            <text:p>0.2299236</text:p>
          </table:table-cell>
          <table:table-cell office:value-type="float" office:value="0.3700999">
            <text:p>0.3700999</text:p>
          </table:table-cell>
          <table:table-cell office:value-type="float" office:value="289.6202">
            <text:p>289.6202</text:p>
          </table:table-cell>
          <table:table-cell office:value-type="float" office:value="0.29171">
            <text:p>0.29171</text:p>
          </table:table-cell>
          <table:table-cell office:value-type="float" office:value="0.0">
            <text:p/>
          </table:table-cell>
          <table:table-cell office:value-type="float" office:value="0.1213734">
            <text:p>0.1213734</text:p>
          </table:table-cell>
          <table:table-cell office:value-type="float" office:value="0.2299236">
            <text:p>0.2299236</text:p>
          </table:table-cell>
          <table:table-cell office:value-type="float" office:value="0.3700999">
            <text:p>0.3700999</text:p>
          </table:table-cell>
          <table:table-cell office:value-type="float" office:value="289.6202">
            <text:p>289.6202</text:p>
          </table:table-cell>
          <table:table-cell office:value-type="float" office:value="700.0">
            <text:p>700.0</text:p>
          </table:table-cell>
          <table:table-cell office:value-type="float" office:value="0.1213734">
            <text:p>0.1213734</text:p>
          </table:table-cell>
          <table:table-cell office:value-type="float" office:value="552.0">
            <text:p>552.0</text:p>
          </table:table-cell>
          <table:table-cell office:value-type="float" office:value="888.0">
            <text:p>888.0</text:p>
          </table:table-cell>
          <table:table-cell office:value-type="float" office:value="289.6202">
            <text:p>289.6202</text:p>
          </table:table-cell>
          <table:table-cell office:value-type="float" office:value="0.1796776323776616">
            <text:p>0.1796776323776616</text:p>
          </table:table-cell>
          <table:table-cell office:value-type="float" office:value="0.2058511797763182">
            <text:p>0.2058511797763182</text:p>
          </table:table-cell>
          <table:table-cell office:value-type="float" office:value="0.20903756997491277">
            <text:p>0.20903756997491277</text:p>
          </table:table-cell>
          <table:table-cell office:value-type="float" office:value="0.07531954883124284">
            <text:p>0.07531954883124284</text:p>
          </table:table-cell>
          <table:table-cell office:value-type="float" office:value="0.23511144820889035">
            <text:p>0.23511144820889035</text:p>
          </table:table-cell>
          <table:table-cell office:value-type="float" office:value="0.24404357997443601">
            <text:p>0.24404357997443601</text:p>
          </table:table-cell>
        </table:table-row>
        <table:table-row>
          <table:table-cell table:style-name="pd1"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 office:value="Sylvia atricapilla">
            <text:p>Sylvia atricapilla</text:p>
          </table:table-cell>
          <table:table-cell office:value-type="string" office:value="a+b">
            <text:p>a+b</text:p>
          </table:table-cell>
          <table:table-cell office:value-type="string" office:value="m">
            <text:p>m</text:p>
          </table:table-cell>
          <table:table-cell office:value-type="string" office:value="10mn">
            <text:p>10mn</text:p>
          </table:table-cell>
          <table:table-cell office:value-type="string" office:value="SylvAtri-ab-m-10mn">
            <text:p>SylvAtri-ab-m-10mn</text:p>
          </table:table-cell>
          <table:table-cell office:value-type="float" office:value="388.0">
            <text:p>388.0</text:p>
          </table:table-cell>
          <table:table-cell office:value-type="float" office:value="1.21209447400735">
            <text:p>1.21209447400735</text:p>
          </table:table-cell>
          <table:table-cell office:value-type="float" office:value="511.40974530097">
            <text:p>511.40974530097</text:p>
          </table:table-cell>
          <table:table-cell office:value-type="string" office:value="HAZARD">
            <text:p>HAZARD</text:p>
          </table:table-cell>
          <table:table-cell office:value-type="string" office:value="COSINE">
            <text:p>COSINE</text:p>
          </table:table-cell>
          <table:table-cell office:value-type="string" office:value="AIC">
            <text:p>AIC</text:p>
          </table:table-cell>
          <table:table-cell office:value-type="float" office:value="95">
            <text:p>9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2">
            <text:p>2</text:p>
          </table:table-cell>
          <table:table-cell office:value-type="date" office:date-value="2024-04-20T16:59:45.517614">
            <text:p>Sat Apr 20 16:59:45 2024</text:p>
          </table:table-cell>
          <table:table-cell office:value-type="float" office:value="0.486433">
            <text:p>0.486433</text:p>
          </table:table-cell>
          <table:table-cell office:value-type="string" office:value="C:\git\pyaudisam\tests\tmp\val-mpanlr\SylvAtri-ab-m-10mn-haz-cos-qy0t9jeb">
            <text:p>C:\git\pyaudisam\tests\tmp\val-mpanlr\SylvAtri-ab-m-10mn-haz-cos-qy0t9jeb</text:p>
          </table:table-cell>
          <table:table-cell office:value-type="float" office:value="388.0">
            <text:p>388.0</text:p>
          </table:table-cell>
          <table:table-cell office:value-type="float" office:value="96.0">
            <text:p>96.0</text:p>
          </table:table-cell>
          <table:table-cell office:value-type="float" office:value="190.0">
            <text:p>190.0</text:p>
          </table:table-cell>
          <table:table-cell office:value-type="float" office:value="2.042105">
            <text:p>2.042105</text:p>
          </table:table-cell>
          <table:table-cell office:value-type="float" office:value="0.07074273">
            <text:p>0.07074273</text:p>
          </table:table-cell>
          <table:table-cell office:value-type="float" office:value="1.774847">
            <text:p>1.774847</text:p>
          </table:table-cell>
          <table:table-cell office:value-type="float" office:value="2.349607">
            <text:p>2.349607</text:p>
          </table:table-cell>
          <table:table-cell office:value-type="float" office:value="95.0">
            <text:p>95.0</text:p>
          </table:table-cell>
          <table:table-cell office:value-type="float" office:value="0.0">
            <text:p/>
          </table:table-cell>
          <table:table-cell office:value-type="float" office:value="511.4098">
            <text:p>511.4098</text:p>
          </table:table-cell>
          <table:table-cell office:value-type="float" office:value="100.0">
            <text:p>100.0</text:p>
          </table:table-cell>
          <table:table-cell office:value-type="float" office:value="2.0">
            <text:p>2.0</text:p>
          </table:table-cell>
          <table:table-cell office:value-type="float" office:value="0.0">
            <text:p/>
          </table:table-cell>
          <table:table-cell office:value-type="float" office:value="4348.866">
            <text:p>4348.866</text:p>
          </table:table-cell>
          <table:table-cell office:value-type="float" office:value="0.003969252">
            <text:p>0.003969252</text:p>
          </table:table-cell>
          <table:table-cell office:value-type="float" office:value="0.1162215">
            <text:p>0.1162215</text:p>
          </table:table-cell>
          <table:table-cell office:value-type="float" office:value="0.01354569">
            <text:p>0.01354569</text:p>
          </table:table-cell>
          <table:table-cell office:value-type="float" office:value="0.003969252">
            <text:p>0.003969252</text:p>
          </table:table-cell>
          <table:table-cell office:value-type="float" office:value="0.0001123162">
            <text:p>0.0001123162</text:p>
          </table:table-cell>
          <table:table-cell office:value-type="float" office:value="0.07224786">
            <text:p>0.07224786</text:p>
          </table:table-cell>
          <table:table-cell office:value-type="float" office:value="9.74612e-05">
            <text:p>9.74612e-05</text:p>
          </table:table-cell>
          <table:table-cell office:value-type="float" office:value="0.0001294354">
            <text:p>0.0001294354</text:p>
          </table:table-cell>
          <table:table-cell office:value-type="float" office:value="386.0">
            <text:p>386.0</text:p>
          </table:table-cell>
          <table:table-cell office:value-type="float" office:value="0.06808469">
            <text:p>0.06808469</text:p>
          </table:table-cell>
          <table:table-cell office:value-type="float" office:value="0.07224786">
            <text:p>0.07224786</text:p>
          </table:table-cell>
          <table:table-cell office:value-type="float" office:value="0.05907977">
            <text:p>0.05907977</text:p>
          </table:table-cell>
          <table:table-cell office:value-type="float" office:value="0.07846214">
            <text:p>0.07846214</text:p>
          </table:table-cell>
          <table:table-cell office:value-type="float" office:value="386.0">
            <text:p>386.0</text:p>
          </table:table-cell>
          <table:table-cell office:value-type="float" office:value="133.4424">
            <text:p>133.4424</text:p>
          </table:table-cell>
          <table:table-cell office:value-type="float" office:value="0.03612393">
            <text:p>0.03612393</text:p>
          </table:table-cell>
          <table:table-cell office:value-type="float" office:value="124.2963">
            <text:p>124.2963</text:p>
          </table:table-cell>
          <table:table-cell office:value-type="float" office:value="143.2614">
            <text:p>143.2614</text:p>
          </table:table-cell>
          <table:table-cell office:value-type="float" office:value="386.0">
            <text:p>386.0</text:p>
          </table:table-cell>
          <table:table-cell office:value-type="float" office:value="4348.897">
            <text:p>4348.897</text:p>
          </table:table-cell>
          <table:table-cell office:value-type="float" office:value="4356.788">
            <text:p>4356.788</text:p>
          </table:table-cell>
          <table:table-cell office:value-type="float" office:value="-2172.433">
            <text:p>-2172.433</text:p>
          </table:table-cell>
          <table:table-cell office:value-type="float" office:value="0.6298499">
            <text:p>0.6298499</text:p>
          </table:table-cell>
          <table:table-cell office:value-type="float" office:value="0.6">
            <text:p>0.6</text:p>
          </table:table-cell>
          <table:table-cell office:value-type="float" office:value="0.7">
            <text:p>0.7</text:p>
          </table:table-cell>
          <table:table-cell office:value-type="string" office:value="HAZARD">
            <text:p>HAZARD</text:p>
          </table:table-cell>
          <table:table-cell office:value-type="string" office:value="COSINE">
            <text:p>COSINE</text:p>
          </table:table-cell>
          <table:table-cell office:value-type="float" office:value="2.0">
            <text:p>2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99.72136">
            <text:p>99.72136</text:p>
          </table:table-cell>
          <table:table-cell office:value-type="float" office:value="3.850964">
            <text:p>3.850964</text:p>
          </table:table-cell>
          <table:table-cell office:value-type="float" office:value="0.3650402">
            <text:p>0.3650402</text:p>
          </table:table-cell>
          <table:table-cell office:value-type="float" office:value="0.1011152">
            <text:p>0.1011152</text:p>
          </table:table-cell>
          <table:table-cell office:value-type="float" office:value="0.2993343">
            <text:p>0.2993343</text:p>
          </table:table-cell>
          <table:table-cell office:value-type="float" office:value="0.4451689">
            <text:p>0.4451689</text:p>
          </table:table-cell>
          <table:table-cell office:value-type="float" office:value="312.7757">
            <text:p>312.7757</text:p>
          </table:table-cell>
          <table:table-cell office:value-type="float" office:value="0.3650402">
            <text:p>0.3650402</text:p>
          </table:table-cell>
          <table:table-cell office:value-type="float" office:value="0.0">
            <text:p/>
          </table:table-cell>
          <table:table-cell office:value-type="float" office:value="0.1011152">
            <text:p>0.1011152</text:p>
          </table:table-cell>
          <table:table-cell office:value-type="float" office:value="0.2993343">
            <text:p>0.2993343</text:p>
          </table:table-cell>
          <table:table-cell office:value-type="float" office:value="0.4451689">
            <text:p>0.4451689</text:p>
          </table:table-cell>
          <table:table-cell office:value-type="float" office:value="312.7757">
            <text:p>312.7757</text:p>
          </table:table-cell>
          <table:table-cell office:value-type="float" office:value="876.0">
            <text:p>876.0</text:p>
          </table:table-cell>
          <table:table-cell office:value-type="float" office:value="0.1011152">
            <text:p>0.1011152</text:p>
          </table:table-cell>
          <table:table-cell office:value-type="float" office:value="718.0">
            <text:p>718.0</text:p>
          </table:table-cell>
          <table:table-cell office:value-type="float" office:value="1068.0">
            <text:p>1068.0</text:p>
          </table:table-cell>
          <table:table-cell office:value-type="float" office:value="312.7757">
            <text:p>312.7757</text:p>
          </table:table-cell>
          <table:table-cell office:value-type="float" office:value="0.3688454274855517">
            <text:p>0.3688454274855517</text:p>
          </table:table-cell>
          <table:table-cell office:value-type="float" office:value="0.38798721041617085">
            <text:p>0.38798721041617085</text:p>
          </table:table-cell>
          <table:table-cell office:value-type="float" office:value="0.3929405784262972">
            <text:p>0.3929405784262972</text:p>
          </table:table-cell>
          <table:table-cell office:value-type="float" office:value="0.2358259125674831">
            <text:p>0.2358259125674831</text:p>
          </table:table-cell>
          <table:table-cell office:value-type="float" office:value="0.4140899386931736">
            <text:p>0.4140899386931736</text:p>
          </table:table-cell>
          <table:table-cell office:value-type="float" office:value="0.43095461295702137">
            <text:p>0.43095461295702137</text:p>
          </table:table-cell>
        </table:table-row>
        <table:table-row>
          <table:table-cell table:style-name="pd1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 office:value="Turdus merula">
            <text:p>Turdus merula</text:p>
          </table:table-cell>
          <table:table-cell office:value-type="string" office:value="b">
            <text:p>b</text:p>
          </table:table-cell>
          <table:table-cell office:value-type="string" office:value="m">
            <text:p>m</text:p>
          </table:table-cell>
          <table:table-cell office:value-type="string" office:value="5mn">
            <text:p>5mn</text:p>
          </table:table-cell>
          <table:table-cell office:value-type="string" office:value="TurdMeru-b-m-5mn">
            <text:p>TurdMeru-b-m-5mn</text:p>
          </table:table-cell>
          <table:table-cell office:value-type="float" office:value="131.0">
            <text:p>131.0</text:p>
          </table:table-cell>
          <table:table-cell office:value-type="float" office:value="2.92857962277939">
            <text:p>2.92857962277939</text:p>
          </table:table-cell>
          <table:table-cell office:value-type="float" office:value="714.125795314758">
            <text:p>714.125795314758</text:p>
          </table:table-cell>
          <table:table-cell office:value-type="string" office:value="NEXPON">
            <text:p>NEXPON</text:p>
          </table:table-cell>
          <table:table-cell office:value-type="string" office:value="COSINE">
            <text:p>COSINE</text:p>
          </table:table-cell>
          <table:table-cell office:value-type="string" office:value="AIC">
            <text:p>AIC</text:p>
          </table:table-cell>
          <table:table-cell office:value-type="float" office:value="95">
            <text:p>9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">
            <text:p>1</text:p>
          </table:table-cell>
          <table:table-cell office:value-type="date" office:date-value="2024-04-20T16:59:46.035283">
            <text:p>Sat Apr 20 16:59:46 2024</text:p>
          </table:table-cell>
          <table:table-cell office:value-type="float" office:value="0.29285300000000003">
            <text:p>0.29285300000000003</text:p>
          </table:table-cell>
          <table:table-cell office:value-type="string" office:value="C:\git\pyaudisam\tests\tmp\val-mpanlr\TurdMeru-b-m-5mn-nex-cos-bll0r0zo">
            <text:p>C:\git\pyaudisam\tests\tmp\val-mpanlr\TurdMeru-b-m-5mn-nex-cos-bll0r0zo</text:p>
          </table:table-cell>
          <table:table-cell office:value-type="float" office:value="131.0">
            <text:p>131.0</text:p>
          </table:table-cell>
          <table:table-cell office:value-type="float" office:value="94.0">
            <text:p>94.0</text:p>
          </table:table-cell>
          <table:table-cell office:value-type="float" office:value="94.0">
            <text:p>94.0</text:p>
          </table:table-cell>
          <table:table-cell office:value-type="float" office:value="1.393617">
            <text:p>1.393617</text:p>
          </table:table-cell>
          <table:table-cell office:value-type="float" office:value="0.09350204">
            <text:p>0.09350204</text:p>
          </table:table-cell>
          <table:table-cell office:value-type="float" office:value="1.157925">
            <text:p>1.157925</text:p>
          </table:table-cell>
          <table:table-cell office:value-type="float" office:value="1.677283">
            <text:p>1.677283</text:p>
          </table:table-cell>
          <table:table-cell office:value-type="float" office:value="93.0">
            <text:p>93.0</text:p>
          </table:table-cell>
          <table:table-cell office:value-type="float" office:value="0.0">
            <text:p/>
          </table:table-cell>
          <table:table-cell office:value-type="float" office:value="714.1258">
            <text:p>714.1258</text:p>
          </table:table-cell>
          <table:table-cell office:value-type="float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float" office:value="1579.477">
            <text:p>1579.477</text:p>
          </table:table-cell>
          <table:table-cell office:value-type="float" office:value="0.2868836">
            <text:p>0.2868836</text:p>
          </table:table-cell>
          <table:table-cell office:value-type="float" office:value="0.6866912">
            <text:p>0.6866912</text:p>
          </table:table-cell>
          <table:table-cell office:value-type="float" office:value="0.8983443">
            <text:p>0.8983443</text:p>
          </table:table-cell>
          <table:table-cell office:value-type="float" office:value="0.2868836">
            <text:p>0.2868836</text:p>
          </table:table-cell>
          <table:table-cell office:value-type="float" office:value="0.0001318187">
            <text:p>0.0001318187</text:p>
          </table:table-cell>
          <table:table-cell office:value-type="float" office:value="0.1292641">
            <text:p>0.1292641</text:p>
          </table:table-cell>
          <table:table-cell office:value-type="float" office:value="0.0001021817">
            <text:p>0.0001021817</text:p>
          </table:table-cell>
          <table:table-cell office:value-type="float" office:value="0.0001700516">
            <text:p>0.0001700516</text:p>
          </table:table-cell>
          <table:table-cell office:value-type="float" office:value="130.0">
            <text:p>130.0</text:p>
          </table:table-cell>
          <table:table-cell office:value-type="float" office:value="0.02975114">
            <text:p>0.02975114</text:p>
          </table:table-cell>
          <table:table-cell office:value-type="float" office:value="0.1292641">
            <text:p>0.1292641</text:p>
          </table:table-cell>
          <table:table-cell office:value-type="float" office:value="0.02306215">
            <text:p>0.02306215</text:p>
          </table:table-cell>
          <table:table-cell office:value-type="float" office:value="0.03838022">
            <text:p>0.03838022</text:p>
          </table:table-cell>
          <table:table-cell office:value-type="float" office:value="130.0">
            <text:p>130.0</text:p>
          </table:table-cell>
          <table:table-cell office:value-type="float" office:value="123.1761">
            <text:p>123.1761</text:p>
          </table:table-cell>
          <table:table-cell office:value-type="float" office:value="0.06463204">
            <text:p>0.06463204</text:p>
          </table:table-cell>
          <table:table-cell office:value-type="float" office:value="108.4058">
            <text:p>108.4058</text:p>
          </table:table-cell>
          <table:table-cell office:value-type="float" office:value="139.9589">
            <text:p>139.9589</text:p>
          </table:table-cell>
          <table:table-cell office:value-type="float" office:value="130.0">
            <text:p>130.0</text:p>
          </table:table-cell>
          <table:table-cell office:value-type="float" office:value="1579.508">
            <text:p>1579.508</text:p>
          </table:table-cell>
          <table:table-cell office:value-type="float" office:value="1582.352">
            <text:p>1582.352</text:p>
          </table:table-cell>
          <table:table-cell office:value-type="float" office:value="-788.7383">
            <text:p>-788.7383</text:p>
          </table:table-cell>
          <table:table-cell office:value-type="float" office:value="0.3816087">
            <text:p>0.3816087</text:p>
          </table:table-cell>
          <table:table-cell office:value-type="float" office:value="0.7">
            <text:p>0.7</text:p>
          </table:table-cell>
          <table:table-cell office:value-type="float" office:value="0.6">
            <text:p>0.6</text:p>
          </table:table-cell>
          <table:table-cell office:value-type="string" office:value="NEXPON">
            <text:p>NEXPON</text:p>
          </table:table-cell>
          <table:table-cell office:value-type="string" office:value="COSINE">
            <text:p>COSINE</text:p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87.1977">
            <text:p>87.1977</text:p>
          </table:table-cell>
          <table:table-cell office:value-type="string" office:value="">
            <text:p/>
          </table:table-cell>
          <table:table-cell office:value-type="float" office:value="0.2923752">
            <text:p>0.2923752</text:p>
          </table:table-cell>
          <table:table-cell office:value-type="float" office:value="0.1595363">
            <text:p>0.1595363</text:p>
          </table:table-cell>
          <table:table-cell office:value-type="float" office:value="0.2139156">
            <text:p>0.2139156</text:p>
          </table:table-cell>
          <table:table-cell office:value-type="float" office:value="0.399612">
            <text:p>0.399612</text:p>
          </table:table-cell>
          <table:table-cell office:value-type="float" office:value="218.1469">
            <text:p>218.1469</text:p>
          </table:table-cell>
          <table:table-cell office:value-type="float" office:value="0.2923752">
            <text:p>0.2923752</text:p>
          </table:table-cell>
          <table:table-cell office:value-type="float" office:value="0.0">
            <text:p/>
          </table:table-cell>
          <table:table-cell office:value-type="float" office:value="0.1595363">
            <text:p>0.1595363</text:p>
          </table:table-cell>
          <table:table-cell office:value-type="float" office:value="0.2139156">
            <text:p>0.2139156</text:p>
          </table:table-cell>
          <table:table-cell office:value-type="float" office:value="0.399612">
            <text:p>0.399612</text:p>
          </table:table-cell>
          <table:table-cell office:value-type="float" office:value="218.1469">
            <text:p>218.1469</text:p>
          </table:table-cell>
          <table:table-cell office:value-type="float" office:value="702.0">
            <text:p>702.0</text:p>
          </table:table-cell>
          <table:table-cell office:value-type="float" office:value="0.1595363">
            <text:p>0.1595363</text:p>
          </table:table-cell>
          <table:table-cell office:value-type="float" office:value="513.0">
            <text:p>513.0</text:p>
          </table:table-cell>
          <table:table-cell office:value-type="float" office:value="959.0">
            <text:p>959.0</text:p>
          </table:table-cell>
          <table:table-cell office:value-type="float" office:value="218.1469">
            <text:p>218.1469</text:p>
          </table:table-cell>
          <table:table-cell office:value-type="float" office:value="0.6165808454832827">
            <text:p>0.6165808454832827</text:p>
          </table:table-cell>
          <table:table-cell office:value-type="float" office:value="0.47883698274351244">
            <text:p>0.47883698274351244</text:p>
          </table:table-cell>
          <table:table-cell office:value-type="float" office:value="0.48727600219140593">
            <text:p>0.48727600219140593</text:p>
          </table:table-cell>
          <table:table-cell office:value-type="float" office:value="0.45942197840327453">
            <text:p>0.45942197840327453</text:p>
          </table:table-cell>
          <table:table-cell office:value-type="float" office:value="0.47421995858371496">
            <text:p>0.47421995858371496</text:p>
          </table:table-cell>
          <table:table-cell office:value-type="float" office:value="0.5065793179475074">
            <text:p>0.5065793179475074</text:p>
          </table:table-cell>
        </table:table-row>
        <table:table-row>
          <table:table-cell table:style-name="pd1"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string" office:value="Turdus merula">
            <text:p>Turdus merula</text:p>
          </table:table-cell>
          <table:table-cell office:value-type="string" office:value="b">
            <text:p>b</text:p>
          </table:table-cell>
          <table:table-cell office:value-type="string" office:value="m">
            <text:p>m</text:p>
          </table:table-cell>
          <table:table-cell office:value-type="string" office:value="10mn">
            <text:p>10mn</text:p>
          </table:table-cell>
          <table:table-cell office:value-type="string" office:value="TurdMeru-b-m-10mn">
            <text:p>TurdMeru-b-m-10mn</text:p>
          </table:table-cell>
          <table:table-cell office:value-type="float" office:value="220.0">
            <text:p>220.0</text:p>
          </table:table-cell>
          <table:table-cell office:value-type="float" office:value="2.92857962277939">
            <text:p>2.92857962277939</text:p>
          </table:table-cell>
          <table:table-cell office:value-type="float" office:value="785.995389460555">
            <text:p>785.995389460555</text:p>
          </table:table-cell>
          <table:table-cell office:value-type="string" office:value="NEXPON">
            <text:p>NEXPON</text:p>
          </table:table-cell>
          <table:table-cell office:value-type="string" office:value="COSINE">
            <text:p>COSINE</text:p>
          </table:table-cell>
          <table:table-cell office:value-type="string" office:value="AIC">
            <text:p>AIC</text:p>
          </table:table-cell>
          <table:table-cell office:value-type="float" office:value="95">
            <text:p>9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">
            <text:p>1</text:p>
          </table:table-cell>
          <table:table-cell office:value-type="date" office:date-value="2024-04-20T16:59:46.228497">
            <text:p>Sat Apr 20 16:59:46 2024</text:p>
          </table:table-cell>
          <table:table-cell office:value-type="float" office:value="0.501978">
            <text:p>0.501978</text:p>
          </table:table-cell>
          <table:table-cell office:value-type="string" office:value="C:\git\pyaudisam\tests\tmp\val-mpanlr\TurdMeru-b-m-10mn-nex-cos-i7fbk8e2">
            <text:p>C:\git\pyaudisam\tests\tmp\val-mpanlr\TurdMeru-b-m-10mn-nex-cos-i7fbk8e2</text:p>
          </table:table-cell>
          <table:table-cell office:value-type="float" office:value="220.0">
            <text:p>220.0</text:p>
          </table:table-cell>
          <table:table-cell office:value-type="float" office:value="94.0">
            <text:p>94.0</text:p>
          </table:table-cell>
          <table:table-cell office:value-type="float" office:value="94.0">
            <text:p>94.0</text:p>
          </table:table-cell>
          <table:table-cell office:value-type="float" office:value="2.340425">
            <text:p>2.340425</text:p>
          </table:table-cell>
          <table:table-cell office:value-type="float" office:value="0.06317385">
            <text:p>0.06317385</text:p>
          </table:table-cell>
          <table:table-cell office:value-type="float" office:value="2.064745">
            <text:p>2.064745</text:p>
          </table:table-cell>
          <table:table-cell office:value-type="float" office:value="2.652914">
            <text:p>2.652914</text:p>
          </table:table-cell>
          <table:table-cell office:value-type="float" office:value="93.0">
            <text:p>93.0</text:p>
          </table:table-cell>
          <table:table-cell office:value-type="float" office:value="0.0">
            <text:p/>
          </table:table-cell>
          <table:table-cell office:value-type="float" office:value="785.9954">
            <text:p>785.9954</text:p>
          </table:table-cell>
          <table:table-cell office:value-type="float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float" office:value="2682.004">
            <text:p>2682.004</text:p>
          </table:table-cell>
          <table:table-cell office:value-type="float" office:value="0.6773722">
            <text:p>0.6773722</text:p>
          </table:table-cell>
          <table:table-cell office:value-type="float" office:value="0.6926192">
            <text:p>0.6926192</text:p>
          </table:table-cell>
          <table:table-cell office:value-type="float" office:value="0.6384943">
            <text:p>0.6384943</text:p>
          </table:table-cell>
          <table:table-cell office:value-type="float" office:value="0.6773722">
            <text:p>0.6773722</text:p>
          </table:table-cell>
          <table:table-cell office:value-type="float" office:value="0.0001231793">
            <text:p>0.0001231793</text:p>
          </table:table-cell>
          <table:table-cell office:value-type="float" office:value="0.08840054">
            <text:p>0.08840054</text:p>
          </table:table-cell>
          <table:table-cell office:value-type="float" office:value="0.000103519">
            <text:p>0.000103519</text:p>
          </table:table-cell>
          <table:table-cell office:value-type="float" office:value="0.0001465734">
            <text:p>0.0001465734</text:p>
          </table:table-cell>
          <table:table-cell office:value-type="float" office:value="219.0">
            <text:p>219.0</text:p>
          </table:table-cell>
          <table:table-cell office:value-type="float" office:value="0.02628164">
            <text:p>0.02628164</text:p>
          </table:table-cell>
          <table:table-cell office:value-type="float" office:value="0.08840053">
            <text:p>0.08840053</text:p>
          </table:table-cell>
          <table:table-cell office:value-type="float" office:value="0.0220869">
            <text:p>0.0220869</text:p>
          </table:table-cell>
          <table:table-cell office:value-type="float" office:value="0.03127303">
            <text:p>0.03127303</text:p>
          </table:table-cell>
          <table:table-cell office:value-type="float" office:value="219.0">
            <text:p>219.0</text:p>
          </table:table-cell>
          <table:table-cell office:value-type="float" office:value="127.4225">
            <text:p>127.4225</text:p>
          </table:table-cell>
          <table:table-cell office:value-type="float" office:value="0.04420026">
            <text:p>0.04420026</text:p>
          </table:table-cell>
          <table:table-cell office:value-type="float" office:value="116.7971">
            <text:p>116.7971</text:p>
          </table:table-cell>
          <table:table-cell office:value-type="float" office:value="139.0145">
            <text:p>139.0145</text:p>
          </table:table-cell>
          <table:table-cell office:value-type="float" office:value="219.0">
            <text:p>219.0</text:p>
          </table:table-cell>
          <table:table-cell office:value-type="float" office:value="2682.022">
            <text:p>2682.022</text:p>
          </table:table-cell>
          <table:table-cell office:value-type="float" office:value="2685.397">
            <text:p>2685.397</text:p>
          </table:table-cell>
          <table:table-cell office:value-type="float" office:value="-1340.002">
            <text:p>-1340.002</text:p>
          </table:table-cell>
          <table:table-cell office:value-type="float" office:value="0.7100232">
            <text:p>0.7100232</text:p>
          </table:table-cell>
          <table:table-cell office:value-type="float" office:value="0.8">
            <text:p>0.8</text:p>
          </table:table-cell>
          <table:table-cell office:value-type="float" office:value="0.8">
            <text:p>0.8</text:p>
          </table:table-cell>
          <table:table-cell office:value-type="string" office:value="NEXPON">
            <text:p>NEXPON</text:p>
          </table:table-cell>
          <table:table-cell office:value-type="string" office:value="COSINE">
            <text:p>COSINE</text:p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90.15874">
            <text:p>90.15874</text:p>
          </table:table-cell>
          <table:table-cell office:value-type="string" office:value="">
            <text:p/>
          </table:table-cell>
          <table:table-cell office:value-type="float" office:value="0.4588308">
            <text:p>0.4588308</text:p>
          </table:table-cell>
          <table:table-cell office:value-type="float" office:value="0.1086535">
            <text:p>0.1086535</text:p>
          </table:table-cell>
          <table:table-cell office:value-type="float" office:value="0.3707455">
            <text:p>0.3707455</text:p>
          </table:table-cell>
          <table:table-cell office:value-type="float" office:value="0.5678443">
            <text:p>0.5678443</text:p>
          </table:table-cell>
          <table:table-cell office:value-type="float" office:value="309.6349">
            <text:p>309.6349</text:p>
          </table:table-cell>
          <table:table-cell office:value-type="float" office:value="0.4588308">
            <text:p>0.4588308</text:p>
          </table:table-cell>
          <table:table-cell office:value-type="float" office:value="0.0">
            <text:p/>
          </table:table-cell>
          <table:table-cell office:value-type="float" office:value="0.1086535">
            <text:p>0.1086535</text:p>
          </table:table-cell>
          <table:table-cell office:value-type="float" office:value="0.3707455">
            <text:p>0.3707455</text:p>
          </table:table-cell>
          <table:table-cell office:value-type="float" office:value="0.5678443">
            <text:p>0.5678443</text:p>
          </table:table-cell>
          <table:table-cell office:value-type="float" office:value="309.6349">
            <text:p>309.6349</text:p>
          </table:table-cell>
          <table:table-cell office:value-type="float" office:value="1101.0">
            <text:p>1101.0</text:p>
          </table:table-cell>
          <table:table-cell office:value-type="float" office:value="0.1086535">
            <text:p>0.1086535</text:p>
          </table:table-cell>
          <table:table-cell office:value-type="float" office:value="890.0">
            <text:p>890.0</text:p>
          </table:table-cell>
          <table:table-cell office:value-type="float" office:value="1363.0">
            <text:p>1363.0</text:p>
          </table:table-cell>
          <table:table-cell office:value-type="float" office:value="309.6349">
            <text:p>309.6349</text:p>
          </table:table-cell>
          <table:table-cell office:value-type="float" office:value="0.8281477237239776">
            <text:p>0.8281477237239776</text:p>
          </table:table-cell>
          <table:table-cell office:value-type="float" office:value="0.6283725954298756">
            <text:p>0.6283725954298756</text:p>
          </table:table-cell>
          <table:table-cell office:value-type="float" office:value="0.6370837699572883">
            <text:p>0.6370837699572883</text:p>
          </table:table-cell>
          <table:table-cell office:value-type="float" office:value="0.6414392368017068">
            <text:p>0.6414392368017068</text:p>
          </table:table-cell>
          <table:table-cell office:value-type="float" office:value="0.644803235199809">
            <text:p>0.644803235199809</text:p>
          </table:table-cell>
          <table:table-cell office:value-type="float" office:value="0.660501585347931">
            <text:p>0.660501585347931</text:p>
          </table:table-cell>
        </table:table-row>
        <table:table-row>
          <table:table-cell table:style-name="pd1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string" office:value="Turdus merula">
            <text:p>Turdus merula</text:p>
          </table:table-cell>
          <table:table-cell office:value-type="string" office:value="a+b">
            <text:p>a+b</text:p>
          </table:table-cell>
          <table:table-cell office:value-type="string" office:value="m">
            <text:p>m</text:p>
          </table:table-cell>
          <table:table-cell office:value-type="string" office:value="5mn">
            <text:p>5mn</text:p>
          </table:table-cell>
          <table:table-cell office:value-type="string" office:value="TurdMeru-ab-m-5mn">
            <text:p>TurdMeru-ab-m-5mn</text:p>
          </table:table-cell>
          <table:table-cell office:value-type="float" office:value="231.0">
            <text:p>231.0</text:p>
          </table:table-cell>
          <table:table-cell office:value-type="float" office:value="2.92857962277939">
            <text:p>2.92857962277939</text:p>
          </table:table-cell>
          <table:table-cell office:value-type="float" office:value="714.125795314758">
            <text:p>714.125795314758</text:p>
          </table:table-cell>
          <table:table-cell office:value-type="string" office:value="NEXPON">
            <text:p>NEXPON</text:p>
          </table:table-cell>
          <table:table-cell office:value-type="string" office:value="COSINE">
            <text:p>COSINE</text:p>
          </table:table-cell>
          <table:table-cell office:value-type="string" office:value="AIC">
            <text:p>AIC</text:p>
          </table:table-cell>
          <table:table-cell office:value-type="float" office:value="95">
            <text:p>9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">
            <text:p>1</text:p>
          </table:table-cell>
          <table:table-cell office:value-type="date" office:date-value="2024-04-20T16:59:49.199436">
            <text:p>Sat Apr 20 16:59:49 2024</text:p>
          </table:table-cell>
          <table:table-cell office:value-type="float" office:value="0.18326699999999999">
            <text:p>0.18326699999999999</text:p>
          </table:table-cell>
          <table:table-cell office:value-type="string" office:value="C:\git\pyaudisam\tests\tmp\val-mpanlr\TurdMeru-ab-m-5mn-nex-cos-405qvyu7">
            <text:p>C:\git\pyaudisam\tests\tmp\val-mpanlr\TurdMeru-ab-m-5mn-nex-cos-405qvyu7</text:p>
          </table:table-cell>
          <table:table-cell office:value-type="float" office:value="231.0">
            <text:p>231.0</text:p>
          </table:table-cell>
          <table:table-cell office:value-type="float" office:value="96.0">
            <text:p>96.0</text:p>
          </table:table-cell>
          <table:table-cell office:value-type="float" office:value="190.0">
            <text:p>190.0</text:p>
          </table:table-cell>
          <table:table-cell office:value-type="float" office:value="1.215789">
            <text:p>1.215789</text:p>
          </table:table-cell>
          <table:table-cell office:value-type="float" office:value="0.07700384">
            <text:p>0.07700384</text:p>
          </table:table-cell>
          <table:table-cell office:value-type="float" office:value="1.043674">
            <text:p>1.043674</text:p>
          </table:table-cell>
          <table:table-cell office:value-type="float" office:value="1.416288">
            <text:p>1.416288</text:p>
          </table:table-cell>
          <table:table-cell office:value-type="float" office:value="95.0">
            <text:p>95.0</text:p>
          </table:table-cell>
          <table:table-cell office:value-type="float" office:value="0.0">
            <text:p/>
          </table:table-cell>
          <table:table-cell office:value-type="float" office:value="714.1258">
            <text:p>714.1258</text:p>
          </table:table-cell>
          <table:table-cell office:value-type="float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float" office:value="2743.426">
            <text:p>2743.426</text:p>
          </table:table-cell>
          <table:table-cell office:value-type="float" office:value="0.8010222">
            <text:p>0.8010222</text:p>
          </table:table-cell>
          <table:table-cell office:value-type="float" office:value="0.8438594">
            <text:p>0.8438594</text:p>
          </table:table-cell>
          <table:table-cell office:value-type="float" office:value="0.5102618">
            <text:p>0.5102618</text:p>
          </table:table-cell>
          <table:table-cell office:value-type="float" office:value="0.8010222">
            <text:p>0.8010222</text:p>
          </table:table-cell>
          <table:table-cell office:value-type="float" office:value="0.0001657632">
            <text:p>0.0001657632</text:p>
          </table:table-cell>
          <table:table-cell office:value-type="float" office:value="0.09211929">
            <text:p>0.09211929</text:p>
          </table:table-cell>
          <table:table-cell office:value-type="float" office:value="0.0001383018">
            <text:p>0.0001383018</text:p>
          </table:table-cell>
          <table:table-cell office:value-type="float" office:value="0.0001986775">
            <text:p>0.0001986775</text:p>
          </table:table-cell>
          <table:table-cell office:value-type="float" office:value="230.0">
            <text:p>230.0</text:p>
          </table:table-cell>
          <table:table-cell office:value-type="float" office:value="0.02365878">
            <text:p>0.02365878</text:p>
          </table:table-cell>
          <table:table-cell office:value-type="float" office:value="0.09211928">
            <text:p>0.09211928</text:p>
          </table:table-cell>
          <table:table-cell office:value-type="float" office:value="0.01973931">
            <text:p>0.01973931</text:p>
          </table:table-cell>
          <table:table-cell office:value-type="float" office:value="0.02835651">
            <text:p>0.02835651</text:p>
          </table:table-cell>
          <table:table-cell office:value-type="float" office:value="230.0">
            <text:p>230.0</text:p>
          </table:table-cell>
          <table:table-cell office:value-type="float" office:value="109.8426">
            <text:p>109.8426</text:p>
          </table:table-cell>
          <table:table-cell office:value-type="float" office:value="0.04605964">
            <text:p>0.04605964</text:p>
          </table:table-cell>
          <table:table-cell office:value-type="float" office:value="100.3179">
            <text:p>100.3179</text:p>
          </table:table-cell>
          <table:table-cell office:value-type="float" office:value="120.2717">
            <text:p>120.2717</text:p>
          </table:table-cell>
          <table:table-cell office:value-type="float" office:value="230.0">
            <text:p>230.0</text:p>
          </table:table-cell>
          <table:table-cell office:value-type="float" office:value="2743.443">
            <text:p>2743.443</text:p>
          </table:table-cell>
          <table:table-cell office:value-type="float" office:value="2746.868">
            <text:p>2746.868</text:p>
          </table:table-cell>
          <table:table-cell office:value-type="float" office:value="-1370.713">
            <text:p>-1370.713</text:p>
          </table:table-cell>
          <table:table-cell office:value-type="float" office:value="0.9001117">
            <text:p>0.9001117</text:p>
          </table:table-cell>
          <table:table-cell office:value-type="float" office:value="1.0">
            <text:p>1.0</text:p>
          </table:table-cell>
          <table:table-cell office:value-type="float" office:value="0.9">
            <text:p>0.9</text:p>
          </table:table-cell>
          <table:table-cell office:value-type="string" office:value="NEXPON">
            <text:p>NEXPON</text:p>
          </table:table-cell>
          <table:table-cell office:value-type="string" office:value="COSINE">
            <text:p>COSINE</text:p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77.69715">
            <text:p>77.69715</text:p>
          </table:table-cell>
          <table:table-cell office:value-type="string" office:value="">
            <text:p/>
          </table:table-cell>
          <table:table-cell office:value-type="float" office:value="0.32075">
            <text:p>0.32075</text:p>
          </table:table-cell>
          <table:table-cell office:value-type="float" office:value="0.1200648">
            <text:p>0.1200648</text:p>
          </table:table-cell>
          <table:table-cell office:value-type="float" office:value="0.2534696">
            <text:p>0.2534696</text:p>
          </table:table-cell>
          <table:table-cell office:value-type="float" office:value="0.4058891">
            <text:p>0.4058891</text:p>
          </table:table-cell>
          <table:table-cell office:value-type="float" office:value="304.1691">
            <text:p>304.1691</text:p>
          </table:table-cell>
          <table:table-cell office:value-type="float" office:value="0.32075">
            <text:p>0.32075</text:p>
          </table:table-cell>
          <table:table-cell office:value-type="float" office:value="0.0">
            <text:p/>
          </table:table-cell>
          <table:table-cell office:value-type="float" office:value="0.1200648">
            <text:p>0.1200648</text:p>
          </table:table-cell>
          <table:table-cell office:value-type="float" office:value="0.2534696">
            <text:p>0.2534696</text:p>
          </table:table-cell>
          <table:table-cell office:value-type="float" office:value="0.4058891">
            <text:p>0.4058891</text:p>
          </table:table-cell>
          <table:table-cell office:value-type="float" office:value="304.1691">
            <text:p>304.1691</text:p>
          </table:table-cell>
          <table:table-cell office:value-type="float" office:value="770.0">
            <text:p>770.0</text:p>
          </table:table-cell>
          <table:table-cell office:value-type="float" office:value="0.1200648">
            <text:p>0.1200648</text:p>
          </table:table-cell>
          <table:table-cell office:value-type="float" office:value="608.0">
            <text:p>608.0</text:p>
          </table:table-cell>
          <table:table-cell office:value-type="float" office:value="974.0">
            <text:p>974.0</text:p>
          </table:table-cell>
          <table:table-cell office:value-type="float" office:value="304.1691">
            <text:p>304.1691</text:p>
          </table:table-cell>
          <table:table-cell office:value-type="float" office:value="0.9171420710519148">
            <text:p>0.9171420710519148</text:p>
          </table:table-cell>
          <table:table-cell office:value-type="float" office:value="0.6852853417011571">
            <text:p>0.6852853417011571</text:p>
          </table:table-cell>
          <table:table-cell office:value-type="float" office:value="0.6957899256474366">
            <text:p>0.6957899256474366</text:p>
          </table:table-cell>
          <table:table-cell office:value-type="float" office:value="0.7067639752038237">
            <text:p>0.7067639752038237</text:p>
          </table:table-cell>
          <table:table-cell office:value-type="float" office:value="0.7159824689189954">
            <text:p>0.7159824689189954</text:p>
          </table:table-cell>
          <table:table-cell office:value-type="float" office:value="0.7111164837963165">
            <text:p>0.7111164837963165</text:p>
          </table:table-cell>
        </table:table-row>
        <table:table-row>
          <table:table-cell table:style-name="pd1"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string" office:value="Turdus merula">
            <text:p>Turdus merula</text:p>
          </table:table-cell>
          <table:table-cell office:value-type="string" office:value="a+b">
            <text:p>a+b</text:p>
          </table:table-cell>
          <table:table-cell office:value-type="string" office:value="m">
            <text:p>m</text:p>
          </table:table-cell>
          <table:table-cell office:value-type="string" office:value="10mn">
            <text:p>10mn</text:p>
          </table:table-cell>
          <table:table-cell office:value-type="string" office:value="TurdMeru-ab-m-10mn">
            <text:p>TurdMeru-ab-m-10mn</text:p>
          </table:table-cell>
          <table:table-cell office:value-type="float" office:value="400.0">
            <text:p>400.0</text:p>
          </table:table-cell>
          <table:table-cell office:value-type="float" office:value="2.92857962277939">
            <text:p>2.92857962277939</text:p>
          </table:table-cell>
          <table:table-cell office:value-type="float" office:value="785.995389460555">
            <text:p>785.995389460555</text:p>
          </table:table-cell>
          <table:table-cell office:value-type="string" office:value="NEXPON">
            <text:p>NEXPON</text:p>
          </table:table-cell>
          <table:table-cell office:value-type="string" office:value="COSINE">
            <text:p>COSINE</text:p>
          </table:table-cell>
          <table:table-cell office:value-type="string" office:value="AIC">
            <text:p>AIC</text:p>
          </table:table-cell>
          <table:table-cell office:value-type="float" office:value="95">
            <text:p>9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">
            <text:p>1</text:p>
          </table:table-cell>
          <table:table-cell office:value-type="date" office:date-value="2024-04-20T16:59:49.544941">
            <text:p>Sat Apr 20 16:59:49 2024</text:p>
          </table:table-cell>
          <table:table-cell office:value-type="float" office:value="0.203987">
            <text:p>0.203987</text:p>
          </table:table-cell>
          <table:table-cell office:value-type="string" office:value="C:\git\pyaudisam\tests\tmp\val-mpanlr\TurdMeru-ab-m-10mn-nex-cos-6mua04po">
            <text:p>C:\git\pyaudisam\tests\tmp\val-mpanlr\TurdMeru-ab-m-10mn-nex-cos-6mua04po</text:p>
          </table:table-cell>
          <table:table-cell office:value-type="float" office:value="400.0">
            <text:p>400.0</text:p>
          </table:table-cell>
          <table:table-cell office:value-type="float" office:value="96.0">
            <text:p>96.0</text:p>
          </table:table-cell>
          <table:table-cell office:value-type="float" office:value="190.0">
            <text:p>190.0</text:p>
          </table:table-cell>
          <table:table-cell office:value-type="float" office:value="2.105263">
            <text:p>2.105263</text:p>
          </table:table-cell>
          <table:table-cell office:value-type="float" office:value="0.0565928">
            <text:p>0.0565928</text:p>
          </table:table-cell>
          <table:table-cell office:value-type="float" office:value="1.881707">
            <text:p>1.881707</text:p>
          </table:table-cell>
          <table:table-cell office:value-type="float" office:value="2.355379">
            <text:p>2.355379</text:p>
          </table:table-cell>
          <table:table-cell office:value-type="float" office:value="95.0">
            <text:p>95.0</text:p>
          </table:table-cell>
          <table:table-cell office:value-type="float" office:value="0.0">
            <text:p/>
          </table:table-cell>
          <table:table-cell office:value-type="float" office:value="785.9954">
            <text:p>785.9954</text:p>
          </table:table-cell>
          <table:table-cell office:value-type="float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float" office:value="4795.853">
            <text:p>4795.853</text:p>
          </table:table-cell>
          <table:table-cell office:value-type="float" office:value="0.3293376">
            <text:p>0.3293376</text:p>
          </table:table-cell>
          <table:table-cell office:value-type="float" office:value="0.5805715">
            <text:p>0.5805715</text:p>
          </table:table-cell>
          <table:table-cell office:value-type="float" office:value="0.5326">
            <text:p>0.5326</text:p>
          </table:table-cell>
          <table:table-cell office:value-type="float" office:value="0.3293376">
            <text:p>0.3293376</text:p>
          </table:table-cell>
          <table:table-cell office:value-type="float" office:value="0.0001478092">
            <text:p>0.0001478092</text:p>
          </table:table-cell>
          <table:table-cell office:value-type="float" office:value="0.06581499">
            <text:p>0.06581499</text:p>
          </table:table-cell>
          <table:table-cell office:value-type="float" office:value="0.0001298883">
            <text:p>0.0001298883</text:p>
          </table:table-cell>
          <table:table-cell office:value-type="float" office:value="0.0001682028">
            <text:p>0.0001682028</text:p>
          </table:table-cell>
          <table:table-cell office:value-type="float" office:value="399.0">
            <text:p>399.0</text:p>
          </table:table-cell>
          <table:table-cell office:value-type="float" office:value="0.02190224">
            <text:p>0.02190224</text:p>
          </table:table-cell>
          <table:table-cell office:value-type="float" office:value="0.06581499">
            <text:p>0.06581499</text:p>
          </table:table-cell>
          <table:table-cell office:value-type="float" office:value="0.01924673">
            <text:p>0.01924673</text:p>
          </table:table-cell>
          <table:table-cell office:value-type="float" office:value="0.02492413">
            <text:p>0.02492413</text:p>
          </table:table-cell>
          <table:table-cell office:value-type="float" office:value="399.0">
            <text:p>399.0</text:p>
          </table:table-cell>
          <table:table-cell office:value-type="float" office:value="116.3226">
            <text:p>116.3226</text:p>
          </table:table-cell>
          <table:table-cell office:value-type="float" office:value="0.03290749">
            <text:p>0.03290749</text:p>
          </table:table-cell>
          <table:table-cell office:value-type="float" office:value="109.0375">
            <text:p>109.0375</text:p>
          </table:table-cell>
          <table:table-cell office:value-type="float" office:value="124.0946">
            <text:p>124.0946</text:p>
          </table:table-cell>
          <table:table-cell office:value-type="float" office:value="399.0">
            <text:p>399.0</text:p>
          </table:table-cell>
          <table:table-cell office:value-type="float" office:value="4795.863">
            <text:p>4795.863</text:p>
          </table:table-cell>
          <table:table-cell office:value-type="float" office:value="4799.844">
            <text:p>4799.844</text:p>
          </table:table-cell>
          <table:table-cell office:value-type="float" office:value="-2396.926">
            <text:p>-2396.926</text:p>
          </table:table-cell>
          <table:table-cell office:value-type="float" office:value="0.8349603">
            <text:p>0.8349603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string" office:value="NEXPON">
            <text:p>NEXPON</text:p>
          </table:table-cell>
          <table:table-cell office:value-type="string" office:value="COSINE">
            <text:p>COSINE</text:p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82.26767">
            <text:p>82.26767</text:p>
          </table:table-cell>
          <table:table-cell office:value-type="string" office:value="">
            <text:p/>
          </table:table-cell>
          <table:table-cell office:value-type="float" office:value="0.495254">
            <text:p>0.495254</text:p>
          </table:table-cell>
          <table:table-cell office:value-type="float" office:value="0.08680069">
            <text:p>0.08680069</text:p>
          </table:table-cell>
          <table:table-cell office:value-type="float" office:value="0.4176738">
            <text:p>0.4176738</text:p>
          </table:table-cell>
          <table:table-cell office:value-type="float" office:value="0.5872443">
            <text:p>0.5872443</text:p>
          </table:table-cell>
          <table:table-cell office:value-type="float" office:value="366.2376">
            <text:p>366.2376</text:p>
          </table:table-cell>
          <table:table-cell office:value-type="float" office:value="0.495254">
            <text:p>0.495254</text:p>
          </table:table-cell>
          <table:table-cell office:value-type="float" office:value="0.0">
            <text:p/>
          </table:table-cell>
          <table:table-cell office:value-type="float" office:value="0.08680069">
            <text:p>0.08680069</text:p>
          </table:table-cell>
          <table:table-cell office:value-type="float" office:value="0.4176738">
            <text:p>0.4176738</text:p>
          </table:table-cell>
          <table:table-cell office:value-type="float" office:value="0.5872443">
            <text:p>0.5872443</text:p>
          </table:table-cell>
          <table:table-cell office:value-type="float" office:value="366.2376">
            <text:p>366.2376</text:p>
          </table:table-cell>
          <table:table-cell office:value-type="float" office:value="1189.0">
            <text:p>1189.0</text:p>
          </table:table-cell>
          <table:table-cell office:value-type="float" office:value="0.08680069">
            <text:p>0.08680069</text:p>
          </table:table-cell>
          <table:table-cell office:value-type="float" office:value="1002.0">
            <text:p>1002.0</text:p>
          </table:table-cell>
          <table:table-cell office:value-type="float" office:value="1409.0">
            <text:p>1409.0</text:p>
          </table:table-cell>
          <table:table-cell office:value-type="float" office:value="366.2376">
            <text:p>366.2376</text:p>
          </table:table-cell>
          <table:table-cell office:value-type="float" office:value="0.7965592486046603">
            <text:p>0.7965592486046603</text:p>
          </table:table-cell>
          <table:table-cell office:value-type="float" office:value="0.6099492378990155">
            <text:p>0.6099492378990155</text:p>
          </table:table-cell>
          <table:table-cell office:value-type="float" office:value="0.6163498894877982">
            <text:p>0.6163498894877982</text:p>
          </table:table-cell>
          <table:table-cell office:value-type="float" office:value="0.5748895744982946">
            <text:p>0.5748895744982946</text:p>
          </table:table-cell>
          <table:table-cell office:value-type="float" office:value="0.6374939170811484">
            <text:p>0.6374939170811484</text:p>
          </table:table-cell>
          <table:table-cell office:value-type="float" office:value="0.6455625569076959">
            <text:p>0.6455625569076959</text:p>
          </table:table-cell>
        </table:table-row>
        <table:table-row>
          <table:table-cell table:style-name="pd1"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string" office:value="Luscinia megarhynchos">
            <text:p>Luscinia megarhynchos</text:p>
          </table:table-cell>
          <table:table-cell office:value-type="string" office:value="b">
            <text:p>b</text:p>
          </table:table-cell>
          <table:table-cell office:value-type="string" office:value="m">
            <text:p>m</text:p>
          </table:table-cell>
          <table:table-cell office:value-type="string" office:value="5mn">
            <text:p>5mn</text:p>
          </table:table-cell>
          <table:table-cell office:value-type="string" office:value="LuscMega-b-m-5mn">
            <text:p>LuscMega-b-m-5mn</text:p>
          </table:table-cell>
          <table:table-cell office:value-type="float" office:value="57.0">
            <text:p>57.0</text:p>
          </table:table-cell>
          <table:table-cell office:value-type="float" office:value="32.7402715554949">
            <text:p>32.7402715554949</text:p>
          </table:table-cell>
          <table:table-cell office:value-type="float" office:value="1005.38511434534">
            <text:p>1005.38511434534</text:p>
          </table:table-cell>
          <table:table-cell office:value-type="string" office:value="NEXPON">
            <text:p>NEXPON</text:p>
          </table:table-cell>
          <table:table-cell office:value-type="string" office:value="COSINE">
            <text:p>COSINE</text:p>
          </table:table-cell>
          <table:table-cell office:value-type="string" office:value="AIC">
            <text:p>AIC</text:p>
          </table:table-cell>
          <table:table-cell office:value-type="float" office:value="95">
            <text:p>9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">
            <text:p>1</text:p>
          </table:table-cell>
          <table:table-cell office:value-type="date" office:date-value="2024-04-20T16:59:50.737575">
            <text:p>Sat Apr 20 16:59:50 2024</text:p>
          </table:table-cell>
          <table:table-cell office:value-type="float" office:value="0.17357699999999998">
            <text:p>0.17357699999999998</text:p>
          </table:table-cell>
          <table:table-cell office:value-type="string" office:value="C:\git\pyaudisam\tests\tmp\val-mpanlr\LuscMega-b-m-5mn-nex-cos-fnh4tjnd">
            <text:p>C:\git\pyaudisam\tests\tmp\val-mpanlr\LuscMega-b-m-5mn-nex-cos-fnh4tjnd</text:p>
          </table:table-cell>
          <table:table-cell office:value-type="float" office:value="57.0">
            <text:p>57.0</text:p>
          </table:table-cell>
          <table:table-cell office:value-type="float" office:value="94.0">
            <text:p>94.0</text:p>
          </table:table-cell>
          <table:table-cell office:value-type="float" office:value="94.0">
            <text:p>94.0</text:p>
          </table:table-cell>
          <table:table-cell office:value-type="float" office:value="0.606383">
            <text:p>0.606383</text:p>
          </table:table-cell>
          <table:table-cell office:value-type="float" office:value="0.1301341">
            <text:p>0.1301341</text:p>
          </table:table-cell>
          <table:table-cell office:value-type="float" office:value="0.4687995">
            <text:p>0.4687995</text:p>
          </table:table-cell>
          <table:table-cell office:value-type="float" office:value="0.7843444">
            <text:p>0.7843444</text:p>
          </table:table-cell>
          <table:table-cell office:value-type="float" office:value="93.0">
            <text:p>93.0</text:p>
          </table:table-cell>
          <table:table-cell office:value-type="float" office:value="0.0">
            <text:p/>
          </table:table-cell>
          <table:table-cell office:value-type="float" office:value="1005.385">
            <text:p>1005.385</text:p>
          </table:table-cell>
          <table:table-cell office:value-type="float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float" office:value="715.264">
            <text:p>715.264</text:p>
          </table:table-cell>
          <table:table-cell office:value-type="float" office:value="0.2712808">
            <text:p>0.2712808</text:p>
          </table:table-cell>
          <table:table-cell office:value-type="float" office:value="0.434873">
            <text:p>0.434873</text:p>
          </table:table-cell>
          <table:table-cell office:value-type="float" office:value="0.5045813">
            <text:p>0.5045813</text:p>
          </table:table-cell>
          <table:table-cell office:value-type="float" office:value="0.2712808">
            <text:p>0.2712808</text:p>
          </table:table-cell>
          <table:table-cell office:value-type="float" office:value="8.46878e-05">
            <text:p>8.46878e-05</text:p>
          </table:table-cell>
          <table:table-cell office:value-type="float" office:value="0.1733734">
            <text:p>0.1733734</text:p>
          </table:table-cell>
          <table:table-cell office:value-type="float" office:value="5.99932e-05">
            <text:p>5.99932e-05</text:p>
          </table:table-cell>
          <table:table-cell office:value-type="float" office:value="0.0001195473">
            <text:p>0.0001195473</text:p>
          </table:table-cell>
          <table:table-cell office:value-type="float" office:value="56.0">
            <text:p>56.0</text:p>
          </table:table-cell>
          <table:table-cell office:value-type="float" office:value="0.02336384">
            <text:p>0.02336384</text:p>
          </table:table-cell>
          <table:table-cell office:value-type="float" office:value="0.1733734">
            <text:p>0.1733734</text:p>
          </table:table-cell>
          <table:table-cell office:value-type="float" office:value="0.01655104">
            <text:p>0.01655104</text:p>
          </table:table-cell>
          <table:table-cell office:value-type="float" office:value="0.03298095">
            <text:p>0.03298095</text:p>
          </table:table-cell>
          <table:table-cell office:value-type="float" office:value="56.0">
            <text:p>56.0</text:p>
          </table:table-cell>
          <table:table-cell office:value-type="float" office:value="153.6755">
            <text:p>153.6755</text:p>
          </table:table-cell>
          <table:table-cell office:value-type="float" office:value="0.08668669">
            <text:p>0.08668669</text:p>
          </table:table-cell>
          <table:table-cell office:value-type="float" office:value="129.2197">
            <text:p>129.2197</text:p>
          </table:table-cell>
          <table:table-cell office:value-type="float" office:value="182.7598">
            <text:p>182.7598</text:p>
          </table:table-cell>
          <table:table-cell office:value-type="float" office:value="56.0">
            <text:p>56.0</text:p>
          </table:table-cell>
          <table:table-cell office:value-type="float" office:value="715.3368">
            <text:p>715.3368</text:p>
          </table:table-cell>
          <table:table-cell office:value-type="float" office:value="717.3071">
            <text:p>717.3071</text:p>
          </table:table-cell>
          <table:table-cell office:value-type="float" office:value="-356.632">
            <text:p>-356.632</text:p>
          </table:table-cell>
          <table:table-cell office:value-type="float" office:value="0.8357525">
            <text:p>0.8357525</text:p>
          </table:table-cell>
          <table:table-cell office:value-type="float" office:value="0.9">
            <text:p>0.9</text:p>
          </table:table-cell>
          <table:table-cell office:value-type="float" office:value="0.8">
            <text:p>0.8</text:p>
          </table:table-cell>
          <table:table-cell office:value-type="string" office:value="NEXPON">
            <text:p>NEXPON</text:p>
          </table:table-cell>
          <table:table-cell office:value-type="string" office:value="COSINE">
            <text:p>COSINE</text:p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08.6992">
            <text:p>108.6992</text:p>
          </table:table-cell>
          <table:table-cell office:value-type="string" office:value="">
            <text:p/>
          </table:table-cell>
          <table:table-cell office:value-type="float" office:value="0.08173122">
            <text:p>0.08173122</text:p>
          </table:table-cell>
          <table:table-cell office:value-type="float" office:value="0.2167792">
            <text:p>0.2167792</text:p>
          </table:table-cell>
          <table:table-cell office:value-type="float" office:value="0.05346113">
            <text:p>0.05346113</text:p>
          </table:table-cell>
          <table:table-cell office:value-type="float" office:value="0.1249504">
            <text:p>0.1249504</text:p>
          </table:table-cell>
          <table:table-cell office:value-type="float" office:value="114.9127">
            <text:p>114.9127</text:p>
          </table:table-cell>
          <table:table-cell office:value-type="float" office:value="0.08173122">
            <text:p>0.08173122</text:p>
          </table:table-cell>
          <table:table-cell office:value-type="float" office:value="0.0">
            <text:p/>
          </table:table-cell>
          <table:table-cell office:value-type="float" office:value="0.2167792">
            <text:p>0.2167792</text:p>
          </table:table-cell>
          <table:table-cell office:value-type="float" office:value="0.05346113">
            <text:p>0.05346113</text:p>
          </table:table-cell>
          <table:table-cell office:value-type="float" office:value="0.1249504">
            <text:p>0.1249504</text:p>
          </table:table-cell>
          <table:table-cell office:value-type="float" office:value="114.9127">
            <text:p>114.9127</text:p>
          </table:table-cell>
          <table:table-cell office:value-type="float" office:value="196.0">
            <text:p>196.0</text:p>
          </table:table-cell>
          <table:table-cell office:value-type="float" office:value="0.2167792">
            <text:p>0.2167792</text:p>
          </table:table-cell>
          <table:table-cell office:value-type="float" office:value="128.0">
            <text:p>128.0</text:p>
          </table:table-cell>
          <table:table-cell office:value-type="float" office:value="300.0">
            <text:p>300.0</text:p>
          </table:table-cell>
          <table:table-cell office:value-type="float" office:value="114.9127">
            <text:p>114.9127</text:p>
          </table:table-cell>
          <table:table-cell office:value-type="float" office:value="0.712131757907016">
            <text:p>0.712131757907016</text:p>
          </table:table-cell>
          <table:table-cell office:value-type="float" office:value="0.5315956429961963">
            <text:p>0.5315956429961963</text:p>
          </table:table-cell>
          <table:table-cell office:value-type="float" office:value="0.536168314801009">
            <text:p>0.536168314801009</text:p>
          </table:table-cell>
          <table:table-cell office:value-type="float" office:value="0.4970789335866407">
            <text:p>0.4970789335866407</text:p>
          </table:table-cell>
          <table:table-cell office:value-type="float" office:value="0.563275369240733">
            <text:p>0.563275369240733</text:p>
          </table:table-cell>
          <table:table-cell office:value-type="float" office:value="0.5215934404560809">
            <text:p>0.5215934404560809</text:p>
          </table:table-cell>
        </table:table-row>
        <table:table-row>
          <table:table-cell table:style-name="pd1"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string" office:value="Luscinia megarhynchos">
            <text:p>Luscinia megarhynchos</text:p>
          </table:table-cell>
          <table:table-cell office:value-type="string" office:value="b">
            <text:p>b</text:p>
          </table:table-cell>
          <table:table-cell office:value-type="string" office:value="m">
            <text:p>m</text:p>
          </table:table-cell>
          <table:table-cell office:value-type="string" office:value="10mn">
            <text:p>10mn</text:p>
          </table:table-cell>
          <table:table-cell office:value-type="string" office:value="LuscMega-b-m-10mn">
            <text:p>LuscMega-b-m-10mn</text:p>
          </table:table-cell>
          <table:table-cell office:value-type="float" office:value="84.0">
            <text:p>84.0</text:p>
          </table:table-cell>
          <table:table-cell office:value-type="float" office:value="32.7402715554949">
            <text:p>32.7402715554949</text:p>
          </table:table-cell>
          <table:table-cell office:value-type="float" office:value="1005.38511434534">
            <text:p>1005.38511434534</text:p>
          </table:table-cell>
          <table:table-cell office:value-type="string" office:value="NEXPON">
            <text:p>NEXPON</text:p>
          </table:table-cell>
          <table:table-cell office:value-type="string" office:value="COSINE">
            <text:p>COSINE</text:p>
          </table:table-cell>
          <table:table-cell office:value-type="string" office:value="AIC">
            <text:p>AIC</text:p>
          </table:table-cell>
          <table:table-cell office:value-type="float" office:value="95">
            <text:p>9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">
            <text:p>1</text:p>
          </table:table-cell>
          <table:table-cell office:value-type="date" office:date-value="2024-04-20T16:59:51.969748">
            <text:p>Sat Apr 20 16:59:51 2024</text:p>
          </table:table-cell>
          <table:table-cell office:value-type="float" office:value="0.172709">
            <text:p>0.172709</text:p>
          </table:table-cell>
          <table:table-cell office:value-type="string" office:value="C:\git\pyaudisam\tests\tmp\val-mpanlr\LuscMega-b-m-10mn-nex-cos-up4thejj">
            <text:p>C:\git\pyaudisam\tests\tmp\val-mpanlr\LuscMega-b-m-10mn-nex-cos-up4thejj</text:p>
          </table:table-cell>
          <table:table-cell office:value-type="float" office:value="84.0">
            <text:p>84.0</text:p>
          </table:table-cell>
          <table:table-cell office:value-type="float" office:value="94.0">
            <text:p>94.0</text:p>
          </table:table-cell>
          <table:table-cell office:value-type="float" office:value="94.0">
            <text:p>94.0</text:p>
          </table:table-cell>
          <table:table-cell office:value-type="float" office:value="0.893617">
            <text:p>0.893617</text:p>
          </table:table-cell>
          <table:table-cell office:value-type="float" office:value="0.103607">
            <text:p>0.103607</text:p>
          </table:table-cell>
          <table:table-cell office:value-type="float" office:value="0.7278416">
            <text:p>0.7278416</text:p>
          </table:table-cell>
          <table:table-cell office:value-type="float" office:value="1.09715">
            <text:p>1.09715</text:p>
          </table:table-cell>
          <table:table-cell office:value-type="float" office:value="93.0">
            <text:p>93.0</text:p>
          </table:table-cell>
          <table:table-cell office:value-type="float" office:value="0.0">
            <text:p/>
          </table:table-cell>
          <table:table-cell office:value-type="float" office:value="1005.385">
            <text:p>1005.385</text:p>
          </table:table-cell>
          <table:table-cell office:value-type="float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float" office:value="1052.446">
            <text:p>1052.446</text:p>
          </table:table-cell>
          <table:table-cell office:value-type="float" office:value="0.986432">
            <text:p>0.986432</text:p>
          </table:table-cell>
          <table:table-cell office:value-type="float" office:value="0.9939399">
            <text:p>0.9939399</text:p>
          </table:table-cell>
          <table:table-cell office:value-type="float" office:value="0.6157053">
            <text:p>0.6157053</text:p>
          </table:table-cell>
          <table:table-cell office:value-type="float" office:value="0.986432">
            <text:p>0.986432</text:p>
          </table:table-cell>
          <table:table-cell office:value-type="float" office:value="7.966168e-05">
            <text:p>7.966168e-05</text:p>
          </table:table-cell>
          <table:table-cell office:value-type="float" office:value="0.1550284">
            <text:p>0.1550284</text:p>
          </table:table-cell>
          <table:table-cell office:value-type="float" office:value="5.863151e-05">
            <text:p>5.863151e-05</text:p>
          </table:table-cell>
          <table:table-cell office:value-type="float" office:value="0.000108235">
            <text:p>0.000108235</text:p>
          </table:table-cell>
          <table:table-cell office:value-type="float" office:value="83.0">
            <text:p>83.0</text:p>
          </table:table-cell>
          <table:table-cell office:value-type="float" office:value="0.02483794">
            <text:p>0.02483794</text:p>
          </table:table-cell>
          <table:table-cell office:value-type="float" office:value="0.1550284">
            <text:p>0.1550284</text:p>
          </table:table-cell>
          <table:table-cell office:value-type="float" office:value="0.01828088">
            <text:p>0.01828088</text:p>
          </table:table-cell>
          <table:table-cell office:value-type="float" office:value="0.03374691">
            <text:p>0.03374691</text:p>
          </table:table-cell>
          <table:table-cell office:value-type="float" office:value="83.0">
            <text:p>83.0</text:p>
          </table:table-cell>
          <table:table-cell office:value-type="float" office:value="158.4493">
            <text:p>158.4493</text:p>
          </table:table-cell>
          <table:table-cell office:value-type="float" office:value="0.07751422">
            <text:p>0.07751422</text:p>
          </table:table-cell>
          <table:table-cell office:value-type="float" office:value="135.842">
            <text:p>135.842</text:p>
          </table:table-cell>
          <table:table-cell office:value-type="float" office:value="184.8189">
            <text:p>184.8189</text:p>
          </table:table-cell>
          <table:table-cell office:value-type="float" office:value="83.0">
            <text:p>83.0</text:p>
          </table:table-cell>
          <table:table-cell office:value-type="float" office:value="1052.495">
            <text:p>1052.495</text:p>
          </table:table-cell>
          <table:table-cell office:value-type="float" office:value="1054.877">
            <text:p>1054.877</text:p>
          </table:table-cell>
          <table:table-cell office:value-type="float" office:value="-525.223">
            <text:p>-525.223</text:p>
          </table:table-cell>
          <table:table-cell office:value-type="float" office:value="0.9946844">
            <text:p>0.9946844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NEXPON">
            <text:p>NEXPON</text:p>
          </table:table-cell>
          <table:table-cell office:value-type="string" office:value="COSINE">
            <text:p>COSINE</text:p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12.0929">
            <text:p>112.0929</text:p>
          </table:table-cell>
          <table:table-cell office:value-type="string" office:value="">
            <text:p/>
          </table:table-cell>
          <table:table-cell office:value-type="float" office:value="0.1132977">
            <text:p>0.1132977</text:p>
          </table:table-cell>
          <table:table-cell office:value-type="float" office:value="0.1864624">
            <text:p>0.1864624</text:p>
          </table:table-cell>
          <table:table-cell office:value-type="float" office:value="0.07862413">
            <text:p>0.07862413</text:p>
          </table:table-cell>
          <table:table-cell office:value-type="float" office:value="0.1632624">
            <text:p>0.1632624</text:p>
          </table:table-cell>
          <table:table-cell office:value-type="float" office:value="147.4481">
            <text:p>147.4481</text:p>
          </table:table-cell>
          <table:table-cell office:value-type="float" office:value="0.1132977">
            <text:p>0.1132977</text:p>
          </table:table-cell>
          <table:table-cell office:value-type="float" office:value="0.0">
            <text:p/>
          </table:table-cell>
          <table:table-cell office:value-type="float" office:value="0.1864624">
            <text:p>0.1864624</text:p>
          </table:table-cell>
          <table:table-cell office:value-type="float" office:value="0.07862413">
            <text:p>0.07862413</text:p>
          </table:table-cell>
          <table:table-cell office:value-type="float" office:value="0.1632624">
            <text:p>0.1632624</text:p>
          </table:table-cell>
          <table:table-cell office:value-type="float" office:value="147.4481">
            <text:p>147.4481</text:p>
          </table:table-cell>
          <table:table-cell office:value-type="float" office:value="272.0">
            <text:p>272.0</text:p>
          </table:table-cell>
          <table:table-cell office:value-type="float" office:value="0.1864624">
            <text:p>0.1864624</text:p>
          </table:table-cell>
          <table:table-cell office:value-type="float" office:value="189.0">
            <text:p>189.0</text:p>
          </table:table-cell>
          <table:table-cell office:value-type="float" office:value="392.0">
            <text:p>392.0</text:p>
          </table:table-cell>
          <table:table-cell office:value-type="float" office:value="147.4481">
            <text:p>147.4481</text:p>
          </table:table-cell>
          <table:table-cell office:value-type="float" office:value="0.9395862818718695">
            <text:p>0.9395862818718695</text:p>
          </table:table-cell>
          <table:table-cell office:value-type="float" office:value="0.6858354586482049">
            <text:p>0.6858354586482049</text:p>
          </table:table-cell>
          <table:table-cell office:value-type="float" office:value="0.6965392329720009">
            <text:p>0.6965392329720009</text:p>
          </table:table-cell>
          <table:table-cell office:value-type="float" office:value="0.7239971702992486">
            <text:p>0.7239971702992486</text:p>
          </table:table-cell>
          <table:table-cell office:value-type="float" office:value="0.7246676693514132">
            <text:p>0.7246676693514132</text:p>
          </table:table-cell>
          <table:table-cell office:value-type="float" office:value="0.6804867176695002">
            <text:p>0.6804867176695002</text:p>
          </table:table-cell>
        </table:table-row>
        <table:table-row>
          <table:table-cell table:style-name="pd1"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string" office:value="Luscinia megarhynchos">
            <text:p>Luscinia megarhynchos</text:p>
          </table:table-cell>
          <table:table-cell office:value-type="string" office:value="a+b">
            <text:p>a+b</text:p>
          </table:table-cell>
          <table:table-cell office:value-type="string" office:value="m">
            <text:p>m</text:p>
          </table:table-cell>
          <table:table-cell office:value-type="string" office:value="5mn">
            <text:p>5mn</text:p>
          </table:table-cell>
          <table:table-cell office:value-type="string" office:value="LuscMega-ab-m-5mn">
            <text:p>LuscMega-ab-m-5mn</text:p>
          </table:table-cell>
          <table:table-cell office:value-type="float" office:value="107.0">
            <text:p>107.0</text:p>
          </table:table-cell>
          <table:table-cell office:value-type="float" office:value="14.4337045872475">
            <text:p>14.4337045872475</text:p>
          </table:table-cell>
          <table:table-cell office:value-type="float" office:value="1005.38511434534">
            <text:p>1005.38511434534</text:p>
          </table:table-cell>
          <table:table-cell office:value-type="string" office:value="NEXPON">
            <text:p>NEXPON</text:p>
          </table:table-cell>
          <table:table-cell office:value-type="string" office:value="COSINE">
            <text:p>COSINE</text:p>
          </table:table-cell>
          <table:table-cell office:value-type="string" office:value="AIC">
            <text:p>AIC</text:p>
          </table:table-cell>
          <table:table-cell office:value-type="float" office:value="95">
            <text:p>9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">
            <text:p>1</text:p>
          </table:table-cell>
          <table:table-cell office:value-type="date" office:date-value="2024-04-20T16:59:52.126323">
            <text:p>Sat Apr 20 16:59:52 2024</text:p>
          </table:table-cell>
          <table:table-cell office:value-type="float" office:value="0.21009700000000003">
            <text:p>0.21009700000000003</text:p>
          </table:table-cell>
          <table:table-cell office:value-type="string" office:value="C:\git\pyaudisam\tests\tmp\val-mpanlr\LuscMega-ab-m-5mn-nex-cos-ahsx47jf">
            <text:p>C:\git\pyaudisam\tests\tmp\val-mpanlr\LuscMega-ab-m-5mn-nex-cos-ahsx47jf</text:p>
          </table:table-cell>
          <table:table-cell office:value-type="float" office:value="107.0">
            <text:p>107.0</text:p>
          </table:table-cell>
          <table:table-cell office:value-type="float" office:value="96.0">
            <text:p>96.0</text:p>
          </table:table-cell>
          <table:table-cell office:value-type="float" office:value="190.0">
            <text:p>190.0</text:p>
          </table:table-cell>
          <table:table-cell office:value-type="float" office:value="0.5631579">
            <text:p>0.5631579</text:p>
          </table:table-cell>
          <table:table-cell office:value-type="float" office:value="0.1204093">
            <text:p>0.1204093</text:p>
          </table:table-cell>
          <table:table-cell office:value-type="float" office:value="0.4438013">
            <text:p>0.4438013</text:p>
          </table:table-cell>
          <table:table-cell office:value-type="float" office:value="0.7146144">
            <text:p>0.7146144</text:p>
          </table:table-cell>
          <table:table-cell office:value-type="float" office:value="95.0">
            <text:p>95.0</text:p>
          </table:table-cell>
          <table:table-cell office:value-type="float" office:value="0.0">
            <text:p/>
          </table:table-cell>
          <table:table-cell office:value-type="float" office:value="1005.385">
            <text:p>1005.385</text:p>
          </table:table-cell>
          <table:table-cell office:value-type="float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float" office:value="1331.428">
            <text:p>1331.428</text:p>
          </table:table-cell>
          <table:table-cell office:value-type="float" office:value="0.7450609">
            <text:p>0.7450609</text:p>
          </table:table-cell>
          <table:table-cell office:value-type="float" office:value="0.5078886">
            <text:p>0.5078886</text:p>
          </table:table-cell>
          <table:table-cell office:value-type="float" office:value="0.8157529">
            <text:p>0.8157529</text:p>
          </table:table-cell>
          <table:table-cell office:value-type="float" office:value="0.7450609">
            <text:p>0.7450609</text:p>
          </table:table-cell>
          <table:table-cell office:value-type="float" office:value="9.019926e-05">
            <text:p>9.019926e-05</text:p>
          </table:table-cell>
          <table:table-cell office:value-type="float" office:value="0.1348459">
            <text:p>0.1348459</text:p>
          </table:table-cell>
          <table:table-cell office:value-type="float" office:value="6.912244e-05">
            <text:p>6.912244e-05</text:p>
          </table:table-cell>
          <table:table-cell office:value-type="float" office:value="0.0001177028">
            <text:p>0.0001177028</text:p>
          </table:table-cell>
          <table:table-cell office:value-type="float" office:value="106.0">
            <text:p>106.0</text:p>
          </table:table-cell>
          <table:table-cell office:value-type="float" office:value="0.02193624">
            <text:p>0.02193624</text:p>
          </table:table-cell>
          <table:table-cell office:value-type="float" office:value="0.1348459">
            <text:p>0.1348459</text:p>
          </table:table-cell>
          <table:table-cell office:value-type="float" office:value="0.01681041">
            <text:p>0.01681041</text:p>
          </table:table-cell>
          <table:table-cell office:value-type="float" office:value="0.02862503">
            <text:p>0.02862503</text:p>
          </table:table-cell>
          <table:table-cell office:value-type="float" office:value="106.0">
            <text:p>106.0</text:p>
          </table:table-cell>
          <table:table-cell office:value-type="float" office:value="148.9064">
            <text:p>148.9064</text:p>
          </table:table-cell>
          <table:table-cell office:value-type="float" office:value="0.06742297">
            <text:p>0.06742297</text:p>
          </table:table-cell>
          <table:table-cell office:value-type="float" office:value="130.2945">
            <text:p>130.2945</text:p>
          </table:table-cell>
          <table:table-cell office:value-type="float" office:value="170.177">
            <text:p>170.177</text:p>
          </table:table-cell>
          <table:table-cell office:value-type="float" office:value="106.0">
            <text:p>106.0</text:p>
          </table:table-cell>
          <table:table-cell office:value-type="float" office:value="1331.466">
            <text:p>1331.466</text:p>
          </table:table-cell>
          <table:table-cell office:value-type="float" office:value="1334.1">
            <text:p>1334.1</text:p>
          </table:table-cell>
          <table:table-cell office:value-type="float" office:value="-664.7138">
            <text:p>-664.7138</text:p>
          </table:table-cell>
          <table:table-cell office:value-type="float" office:value="0.9712585">
            <text:p>0.9712585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string" office:value="NEXPON">
            <text:p>NEXPON</text:p>
          </table:table-cell>
          <table:table-cell office:value-type="string" office:value="COSINE">
            <text:p>COSINE</text:p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05.3124">
            <text:p>105.3124</text:p>
          </table:table-cell>
          <table:table-cell office:value-type="string" office:value="">
            <text:p/>
          </table:table-cell>
          <table:table-cell office:value-type="float" office:value="0.08084502">
            <text:p>0.08084502</text:p>
          </table:table-cell>
          <table:table-cell office:value-type="float" office:value="0.1807812">
            <text:p>0.1807812</text:p>
          </table:table-cell>
          <table:table-cell office:value-type="float" office:value="0.05676488">
            <text:p>0.05676488</text:p>
          </table:table-cell>
          <table:table-cell office:value-type="float" office:value="0.1151402">
            <text:p>0.1151402</text:p>
          </table:table-cell>
          <table:table-cell office:value-type="float" office:value="200.3234">
            <text:p>200.3234</text:p>
          </table:table-cell>
          <table:table-cell office:value-type="float" office:value="0.08084502">
            <text:p>0.08084502</text:p>
          </table:table-cell>
          <table:table-cell office:value-type="float" office:value="0.0">
            <text:p/>
          </table:table-cell>
          <table:table-cell office:value-type="float" office:value="0.1807812">
            <text:p>0.1807812</text:p>
          </table:table-cell>
          <table:table-cell office:value-type="float" office:value="0.05676488">
            <text:p>0.05676488</text:p>
          </table:table-cell>
          <table:table-cell office:value-type="float" office:value="0.1151402">
            <text:p>0.1151402</text:p>
          </table:table-cell>
          <table:table-cell office:value-type="float" office:value="200.3234">
            <text:p>200.3234</text:p>
          </table:table-cell>
          <table:table-cell office:value-type="float" office:value="194.0">
            <text:p>194.0</text:p>
          </table:table-cell>
          <table:table-cell office:value-type="float" office:value="0.1807812">
            <text:p>0.1807812</text:p>
          </table:table-cell>
          <table:table-cell office:value-type="float" office:value="136.0">
            <text:p>136.0</text:p>
          </table:table-cell>
          <table:table-cell office:value-type="float" office:value="276.0">
            <text:p>276.0</text:p>
          </table:table-cell>
          <table:table-cell office:value-type="float" office:value="200.3234">
            <text:p>200.3234</text:p>
          </table:table-cell>
          <table:table-cell office:value-type="float" office:value="0.8760462080932944">
            <text:p>0.8760462080932944</text:p>
          </table:table-cell>
          <table:table-cell office:value-type="float" office:value="0.6464241806373681">
            <text:p>0.6464241806373681</text:p>
          </table:table-cell>
          <table:table-cell office:value-type="float" office:value="0.656980756450106">
            <text:p>0.656980756450106</text:p>
          </table:table-cell>
          <table:table-cell office:value-type="float" office:value="0.666229198880982">
            <text:p>0.666229198880982</text:p>
          </table:table-cell>
          <table:table-cell office:value-type="float" office:value="0.6861472640215537">
            <text:p>0.6861472640215537</text:p>
          </table:table-cell>
          <table:table-cell office:value-type="float" office:value="0.6494365858835733">
            <text:p>0.6494365858835733</text:p>
          </table:table-cell>
        </table:table-row>
        <table:table-row>
          <table:table-cell table:style-name="pd1"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string" office:value="Luscinia megarhynchos">
            <text:p>Luscinia megarhynchos</text:p>
          </table:table-cell>
          <table:table-cell office:value-type="string" office:value="a+b">
            <text:p>a+b</text:p>
          </table:table-cell>
          <table:table-cell office:value-type="string" office:value="m">
            <text:p>m</text:p>
          </table:table-cell>
          <table:table-cell office:value-type="string" office:value="10mn">
            <text:p>10mn</text:p>
          </table:table-cell>
          <table:table-cell office:value-type="string" office:value="LuscMega-ab-m-10mn">
            <text:p>LuscMega-ab-m-10mn</text:p>
          </table:table-cell>
          <table:table-cell office:value-type="float" office:value="156.0">
            <text:p>156.0</text:p>
          </table:table-cell>
          <table:table-cell office:value-type="float" office:value="14.4337045872475">
            <text:p>14.4337045872475</text:p>
          </table:table-cell>
          <table:table-cell office:value-type="float" office:value="1005.38511434534">
            <text:p>1005.38511434534</text:p>
          </table:table-cell>
          <table:table-cell office:value-type="string" office:value="NEXPON">
            <text:p>NEXPON</text:p>
          </table:table-cell>
          <table:table-cell office:value-type="string" office:value="COSINE">
            <text:p>COSINE</text:p>
          </table:table-cell>
          <table:table-cell office:value-type="string" office:value="AIC">
            <text:p>AIC</text:p>
          </table:table-cell>
          <table:table-cell office:value-type="float" office:value="95">
            <text:p>9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">
            <text:p>1</text:p>
          </table:table-cell>
          <table:table-cell office:value-type="date" office:date-value="2024-04-20T16:59:53.632600">
            <text:p>Sat Apr 20 16:59:53 2024</text:p>
          </table:table-cell>
          <table:table-cell office:value-type="float" office:value="0.168758">
            <text:p>0.168758</text:p>
          </table:table-cell>
          <table:table-cell office:value-type="string" office:value="C:\git\pyaudisam\tests\tmp\val-mpanlr\LuscMega-ab-m-10mn-nex-cos-vkg_tckv">
            <text:p>C:\git\pyaudisam\tests\tmp\val-mpanlr\LuscMega-ab-m-10mn-nex-cos-vkg_tckv</text:p>
          </table:table-cell>
          <table:table-cell office:value-type="float" office:value="156.0">
            <text:p>156.0</text:p>
          </table:table-cell>
          <table:table-cell office:value-type="float" office:value="96.0">
            <text:p>96.0</text:p>
          </table:table-cell>
          <table:table-cell office:value-type="float" office:value="190.0">
            <text:p>190.0</text:p>
          </table:table-cell>
          <table:table-cell office:value-type="float" office:value="0.8210526">
            <text:p>0.8210526</text:p>
          </table:table-cell>
          <table:table-cell office:value-type="float" office:value="0.1029213">
            <text:p>0.1029213</text:p>
          </table:table-cell>
          <table:table-cell office:value-type="float" office:value="0.6696803">
            <text:p>0.6696803</text:p>
          </table:table-cell>
          <table:table-cell office:value-type="float" office:value="1.006641">
            <text:p>1.006641</text:p>
          </table:table-cell>
          <table:table-cell office:value-type="float" office:value="95.0">
            <text:p>95.0</text:p>
          </table:table-cell>
          <table:table-cell office:value-type="float" office:value="0.0">
            <text:p/>
          </table:table-cell>
          <table:table-cell office:value-type="float" office:value="1005.385">
            <text:p>1005.385</text:p>
          </table:table-cell>
          <table:table-cell office:value-type="float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float" office:value="1942.133">
            <text:p>1942.133</text:p>
          </table:table-cell>
          <table:table-cell office:value-type="float" office:value="0.821862">
            <text:p>0.821862</text:p>
          </table:table-cell>
          <table:table-cell office:value-type="float" office:value="0.7174221">
            <text:p>0.7174221</text:p>
          </table:table-cell>
          <table:table-cell office:value-type="float" office:value="0.8862764">
            <text:p>0.8862764</text:p>
          </table:table-cell>
          <table:table-cell office:value-type="float" office:value="0.821862">
            <text:p>0.821862</text:p>
          </table:table-cell>
          <table:table-cell office:value-type="float" office:value="8.490037e-05">
            <text:p>8.490037e-05</text:p>
          </table:table-cell>
          <table:table-cell office:value-type="float" office:value="0.1191128">
            <text:p>0.1191128</text:p>
          </table:table-cell>
          <table:table-cell office:value-type="float" office:value="6.715563e-05">
            <text:p>6.715563e-05</text:p>
          </table:table-cell>
          <table:table-cell office:value-type="float" office:value="0.0001073339">
            <text:p>0.0001073339</text:p>
          </table:table-cell>
          <table:table-cell office:value-type="float" office:value="155.0">
            <text:p>155.0</text:p>
          </table:table-cell>
          <table:table-cell office:value-type="float" office:value="0.02330534">
            <text:p>0.02330534</text:p>
          </table:table-cell>
          <table:table-cell office:value-type="float" office:value="0.1191128">
            <text:p>0.1191128</text:p>
          </table:table-cell>
          <table:table-cell office:value-type="float" office:value="0.01843437">
            <text:p>0.01843437</text:p>
          </table:table-cell>
          <table:table-cell office:value-type="float" office:value="0.02946339">
            <text:p>0.02946339</text:p>
          </table:table-cell>
          <table:table-cell office:value-type="float" office:value="155.0">
            <text:p>155.0</text:p>
          </table:table-cell>
          <table:table-cell office:value-type="float" office:value="153.483">
            <text:p>153.483</text:p>
          </table:table-cell>
          <table:table-cell office:value-type="float" office:value="0.05955641">
            <text:p>0.05955641</text:p>
          </table:table-cell>
          <table:table-cell office:value-type="float" office:value="136.4621">
            <text:p>136.4621</text:p>
          </table:table-cell>
          <table:table-cell office:value-type="float" office:value="172.6269">
            <text:p>172.6269</text:p>
          </table:table-cell>
          <table:table-cell office:value-type="float" office:value="155.0">
            <text:p>155.0</text:p>
          </table:table-cell>
          <table:table-cell office:value-type="float" office:value="1942.159">
            <text:p>1942.159</text:p>
          </table:table-cell>
          <table:table-cell office:value-type="float" office:value="1945.183">
            <text:p>1945.183</text:p>
          </table:table-cell>
          <table:table-cell office:value-type="float" office:value="-970.0665">
            <text:p>-970.0665</text:p>
          </table:table-cell>
          <table:table-cell office:value-type="float" office:value="0.9582894">
            <text:p>0.9582894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NEXPON">
            <text:p>NEXPON</text:p>
          </table:table-cell>
          <table:table-cell office:value-type="string" office:value="COSINE">
            <text:p>COSINE</text:p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08.5624">
            <text:p>108.5624</text:p>
          </table:table-cell>
          <table:table-cell office:value-type="string" office:value="">
            <text:p/>
          </table:table-cell>
          <table:table-cell office:value-type="float" office:value="0.1109432">
            <text:p>0.1109432</text:p>
          </table:table-cell>
          <table:table-cell office:value-type="float" office:value="0.1574188">
            <text:p>0.1574188</text:p>
          </table:table-cell>
          <table:table-cell office:value-type="float" office:value="0.08152121">
            <text:p>0.08152121</text:p>
          </table:table-cell>
          <table:table-cell office:value-type="float" office:value="0.1509839">
            <text:p>0.1509839</text:p>
          </table:table-cell>
          <table:table-cell office:value-type="float" office:value="247.6323">
            <text:p>247.6323</text:p>
          </table:table-cell>
          <table:table-cell office:value-type="float" office:value="0.1109432">
            <text:p>0.1109432</text:p>
          </table:table-cell>
          <table:table-cell office:value-type="float" office:value="0.0">
            <text:p/>
          </table:table-cell>
          <table:table-cell office:value-type="float" office:value="0.1574188">
            <text:p>0.1574188</text:p>
          </table:table-cell>
          <table:table-cell office:value-type="float" office:value="0.08152121">
            <text:p>0.08152121</text:p>
          </table:table-cell>
          <table:table-cell office:value-type="float" office:value="0.1509839">
            <text:p>0.1509839</text:p>
          </table:table-cell>
          <table:table-cell office:value-type="float" office:value="247.6323">
            <text:p>247.6323</text:p>
          </table:table-cell>
          <table:table-cell office:value-type="float" office:value="266.0">
            <text:p>266.0</text:p>
          </table:table-cell>
          <table:table-cell office:value-type="float" office:value="0.1574188">
            <text:p>0.1574188</text:p>
          </table:table-cell>
          <table:table-cell office:value-type="float" office:value="196.0">
            <text:p>196.0</text:p>
          </table:table-cell>
          <table:table-cell office:value-type="float" office:value="362.0">
            <text:p>362.0</text:p>
          </table:table-cell>
          <table:table-cell office:value-type="float" office:value="247.6323">
            <text:p>247.6323</text:p>
          </table:table-cell>
          <table:table-cell office:value-type="float" office:value="0.9262660551350115">
            <text:p>0.9262660551350115</text:p>
          </table:table-cell>
          <table:table-cell office:value-type="float" office:value="0.6841190251436184">
            <text:p>0.6841190251436184</text:p>
          </table:table-cell>
          <table:table-cell office:value-type="float" office:value="0.696187875895712">
            <text:p>0.696187875895712</text:p>
          </table:table-cell>
          <table:table-cell office:value-type="float" office:value="0.7091441183661087">
            <text:p>0.7091441183661087</text:p>
          </table:table-cell>
          <table:table-cell office:value-type="float" office:value="0.7213488936765341">
            <text:p>0.7213488936765341</text:p>
          </table:table-cell>
          <table:table-cell office:value-type="float" office:value="0.6966849228483738">
            <text:p>0.6966849228483738</text:p>
          </table:table-cell>
        </table:table-row>
      </table:table>
      <table:table table:name="sp-samples">
        <table:table-row>
          <table:table-cell/>
          <table:table-cell table:style-name="pd1" office:value-type="string" office:value="Espèce">
            <text:p>Espèce</text:p>
          </table:table-cell>
          <table:table-cell table:style-name="pd1" office:value-type="string" office:value="Passage">
            <text:p>Passage</text:p>
          </table:table-cell>
          <table:table-cell table:style-name="pd1" office:value-type="string" office:value="Adulte">
            <text:p>Adulte</text:p>
          </table:table-cell>
          <table:table-cell table:style-name="pd1" office:value-type="string" office:value="Durée">
            <text:p>Durée</text:p>
          </table:table-cell>
          <table:table-cell table:style-name="pd1" office:value-type="string" office:value="AbrevEchant">
            <text:p>AbrevEchant</text:p>
          </table:table-cell>
          <table:table-cell table:style-name="pd1" office:value-type="string" office:value="NumEchant">
            <text:p>NumEchant</text:p>
          </table:table-cell>
        </table:table-row>
        <table:table-row>
          <table:table-cell table:style-name="pd1" office:value-type="float" office:value="0">
            <text:p/>
          </table:table-cell>
          <table:table-cell office:value-type="string" office:value="Sylvia atricapilla">
            <text:p>Sylvia atricapilla</text:p>
          </table:table-cell>
          <table:table-cell office:value-type="string" office:value="b">
            <text:p>b</text:p>
          </table:table-cell>
          <table:table-cell office:value-type="string" office:value="m">
            <text:p>m</text:p>
          </table:table-cell>
          <table:table-cell office:value-type="string" office:value="5mn">
            <text:p>5mn</text:p>
          </table:table-cell>
          <table:table-cell office:value-type="string" office:value="SylvAtri-b-m-5mn">
            <text:p>SylvAtri-b-m-5mn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1">
            <text:p>1</text:p>
          </table:table-cell>
          <table:table-cell office:value-type="string" office:value="Sylvia atricapilla">
            <text:p>Sylvia atricapilla</text:p>
          </table:table-cell>
          <table:table-cell office:value-type="string" office:value="b">
            <text:p>b</text:p>
          </table:table-cell>
          <table:table-cell office:value-type="string" office:value="m">
            <text:p>m</text:p>
          </table:table-cell>
          <table:table-cell office:value-type="string" office:value="10mn">
            <text:p>10mn</text:p>
          </table:table-cell>
          <table:table-cell office:value-type="string" office:value="SylvAtri-b-m-10mn">
            <text:p>SylvAtri-b-m-10mn</text:p>
          </table:table-cell>
          <table:table-cell office:value-type="float" office:value="1">
            <text:p>1</text:p>
          </table:table-cell>
        </table:table-row>
        <table:table-row>
          <table:table-cell table:style-name="pd1" office:value-type="float" office:value="2">
            <text:p>2</text:p>
          </table:table-cell>
          <table:table-cell office:value-type="string" office:value="Sylvia atricapilla">
            <text:p>Sylvia atricapilla</text:p>
          </table:table-cell>
          <table:table-cell office:value-type="string" office:value="a+b">
            <text:p>a+b</text:p>
          </table:table-cell>
          <table:table-cell office:value-type="string" office:value="m">
            <text:p>m</text:p>
          </table:table-cell>
          <table:table-cell office:value-type="string" office:value="5mn">
            <text:p>5mn</text:p>
          </table:table-cell>
          <table:table-cell office:value-type="string" office:value="SylvAtri-ab-m-5mn">
            <text:p>SylvAtri-ab-m-5mn</text:p>
          </table:table-cell>
          <table:table-cell office:value-type="float" office:value="2">
            <text:p>2</text:p>
          </table:table-cell>
        </table:table-row>
        <table:table-row>
          <table:table-cell table:style-name="pd1" office:value-type="float" office:value="3">
            <text:p>3</text:p>
          </table:table-cell>
          <table:table-cell office:value-type="string" office:value="Sylvia atricapilla">
            <text:p>Sylvia atricapilla</text:p>
          </table:table-cell>
          <table:table-cell office:value-type="string" office:value="a+b">
            <text:p>a+b</text:p>
          </table:table-cell>
          <table:table-cell office:value-type="string" office:value="m">
            <text:p>m</text:p>
          </table:table-cell>
          <table:table-cell office:value-type="string" office:value="10mn">
            <text:p>10mn</text:p>
          </table:table-cell>
          <table:table-cell office:value-type="string" office:value="SylvAtri-ab-m-10mn">
            <text:p>SylvAtri-ab-m-10mn</text:p>
          </table:table-cell>
          <table:table-cell office:value-type="float" office:value="3">
            <text:p>3</text:p>
          </table:table-cell>
        </table:table-row>
        <table:table-row>
          <table:table-cell table:style-name="pd1" office:value-type="float" office:value="4">
            <text:p>4</text:p>
          </table:table-cell>
          <table:table-cell office:value-type="string" office:value="Turdus merula">
            <text:p>Turdus merula</text:p>
          </table:table-cell>
          <table:table-cell office:value-type="string" office:value="b">
            <text:p>b</text:p>
          </table:table-cell>
          <table:table-cell office:value-type="string" office:value="m">
            <text:p>m</text:p>
          </table:table-cell>
          <table:table-cell office:value-type="string" office:value="5mn">
            <text:p>5mn</text:p>
          </table:table-cell>
          <table:table-cell office:value-type="string" office:value="TurdMeru-b-m-5mn">
            <text:p>TurdMeru-b-m-5mn</text:p>
          </table:table-cell>
          <table:table-cell office:value-type="float" office:value="4">
            <text:p>4</text:p>
          </table:table-cell>
        </table:table-row>
        <table:table-row>
          <table:table-cell table:style-name="pd1" office:value-type="float" office:value="5">
            <text:p>5</text:p>
          </table:table-cell>
          <table:table-cell office:value-type="string" office:value="Turdus merula">
            <text:p>Turdus merula</text:p>
          </table:table-cell>
          <table:table-cell office:value-type="string" office:value="b">
            <text:p>b</text:p>
          </table:table-cell>
          <table:table-cell office:value-type="string" office:value="m">
            <text:p>m</text:p>
          </table:table-cell>
          <table:table-cell office:value-type="string" office:value="10mn">
            <text:p>10mn</text:p>
          </table:table-cell>
          <table:table-cell office:value-type="string" office:value="TurdMeru-b-m-10mn">
            <text:p>TurdMeru-b-m-10mn</text:p>
          </table:table-cell>
          <table:table-cell office:value-type="float" office:value="5">
            <text:p>5</text:p>
          </table:table-cell>
        </table:table-row>
        <table:table-row>
          <table:table-cell table:style-name="pd1" office:value-type="float" office:value="6">
            <text:p>6</text:p>
          </table:table-cell>
          <table:table-cell office:value-type="string" office:value="Turdus merula">
            <text:p>Turdus merula</text:p>
          </table:table-cell>
          <table:table-cell office:value-type="string" office:value="a+b">
            <text:p>a+b</text:p>
          </table:table-cell>
          <table:table-cell office:value-type="string" office:value="m">
            <text:p>m</text:p>
          </table:table-cell>
          <table:table-cell office:value-type="string" office:value="5mn">
            <text:p>5mn</text:p>
          </table:table-cell>
          <table:table-cell office:value-type="string" office:value="TurdMeru-ab-m-5mn">
            <text:p>TurdMeru-ab-m-5mn</text:p>
          </table:table-cell>
          <table:table-cell office:value-type="float" office:value="6">
            <text:p>6</text:p>
          </table:table-cell>
        </table:table-row>
        <table:table-row>
          <table:table-cell table:style-name="pd1" office:value-type="float" office:value="7">
            <text:p>7</text:p>
          </table:table-cell>
          <table:table-cell office:value-type="string" office:value="Turdus merula">
            <text:p>Turdus merula</text:p>
          </table:table-cell>
          <table:table-cell office:value-type="string" office:value="a+b">
            <text:p>a+b</text:p>
          </table:table-cell>
          <table:table-cell office:value-type="string" office:value="m">
            <text:p>m</text:p>
          </table:table-cell>
          <table:table-cell office:value-type="string" office:value="10mn">
            <text:p>10mn</text:p>
          </table:table-cell>
          <table:table-cell office:value-type="string" office:value="TurdMeru-ab-m-10mn">
            <text:p>TurdMeru-ab-m-10mn</text:p>
          </table:table-cell>
          <table:table-cell office:value-type="float" office:value="7">
            <text:p>7</text:p>
          </table:table-cell>
        </table:table-row>
        <table:table-row>
          <table:table-cell table:style-name="pd1" office:value-type="float" office:value="8">
            <text:p>8</text:p>
          </table:table-cell>
          <table:table-cell office:value-type="string" office:value="Luscinia megarhynchos">
            <text:p>Luscinia megarhynchos</text:p>
          </table:table-cell>
          <table:table-cell office:value-type="string" office:value="b">
            <text:p>b</text:p>
          </table:table-cell>
          <table:table-cell office:value-type="string" office:value="m">
            <text:p>m</text:p>
          </table:table-cell>
          <table:table-cell office:value-type="string" office:value="5mn">
            <text:p>5mn</text:p>
          </table:table-cell>
          <table:table-cell office:value-type="string" office:value="LuscMega-b-m-5mn">
            <text:p>LuscMega-b-m-5mn</text:p>
          </table:table-cell>
          <table:table-cell office:value-type="float" office:value="8">
            <text:p>8</text:p>
          </table:table-cell>
        </table:table-row>
        <table:table-row>
          <table:table-cell table:style-name="pd1" office:value-type="float" office:value="9">
            <text:p>9</text:p>
          </table:table-cell>
          <table:table-cell office:value-type="string" office:value="Luscinia megarhynchos">
            <text:p>Luscinia megarhynchos</text:p>
          </table:table-cell>
          <table:table-cell office:value-type="string" office:value="b">
            <text:p>b</text:p>
          </table:table-cell>
          <table:table-cell office:value-type="string" office:value="m">
            <text:p>m</text:p>
          </table:table-cell>
          <table:table-cell office:value-type="string" office:value="10mn">
            <text:p>10mn</text:p>
          </table:table-cell>
          <table:table-cell office:value-type="string" office:value="LuscMega-b-m-10mn">
            <text:p>LuscMega-b-m-10mn</text:p>
          </table:table-cell>
          <table:table-cell office:value-type="float" office:value="9">
            <text:p>9</text:p>
          </table:table-cell>
        </table:table-row>
        <table:table-row>
          <table:table-cell table:style-name="pd1" office:value-type="float" office:value="10">
            <text:p>10</text:p>
          </table:table-cell>
          <table:table-cell office:value-type="string" office:value="Luscinia megarhynchos">
            <text:p>Luscinia megarhynchos</text:p>
          </table:table-cell>
          <table:table-cell office:value-type="string" office:value="a+b">
            <text:p>a+b</text:p>
          </table:table-cell>
          <table:table-cell office:value-type="string" office:value="m">
            <text:p>m</text:p>
          </table:table-cell>
          <table:table-cell office:value-type="string" office:value="5mn">
            <text:p>5mn</text:p>
          </table:table-cell>
          <table:table-cell office:value-type="string" office:value="LuscMega-ab-m-5mn">
            <text:p>LuscMega-ab-m-5mn</text:p>
          </table:table-cell>
          <table:table-cell office:value-type="float" office:value="10">
            <text:p>10</text:p>
          </table:table-cell>
        </table:table-row>
        <table:table-row>
          <table:table-cell table:style-name="pd1" office:value-type="float" office:value="11">
            <text:p>11</text:p>
          </table:table-cell>
          <table:table-cell office:value-type="string" office:value="Luscinia megarhynchos">
            <text:p>Luscinia megarhynchos</text:p>
          </table:table-cell>
          <table:table-cell office:value-type="string" office:value="a+b">
            <text:p>a+b</text:p>
          </table:table-cell>
          <table:table-cell office:value-type="string" office:value="m">
            <text:p>m</text:p>
          </table:table-cell>
          <table:table-cell office:value-type="string" office:value="10mn">
            <text:p>10mn</text:p>
          </table:table-cell>
          <table:table-cell office:value-type="string" office:value="LuscMega-ab-m-10mn">
            <text:p>LuscMega-ab-m-10mn</text:p>
          </table:table-cell>
          <table:table-cell office:value-type="float" office:value="11">
            <text:p>11</text:p>
          </table:table-cell>
        </table:table-row>
      </table:table>
      <table:table table:name="sp-models">
        <table:table-row>
          <table:table-cell/>
          <table:table-cell table:style-name="pd1" office:value-type="string" office:value="keyFn">
            <text:p>keyFn</text:p>
          </table:table-cell>
          <table:table-cell table:style-name="pd1" office:value-type="string" office:value="adjSr">
            <text:p>adjSr</text:p>
          </table:table-cell>
          <table:table-cell table:style-name="pd1" office:value-type="string" office:value="estCrit">
            <text:p>estCrit</text:p>
          </table:table-cell>
          <table:table-cell table:style-name="pd1" office:value-type="string" office:value="cvInt">
            <text:p>cvInt</text:p>
          </table:table-cell>
        </table:table-row>
        <table:table-row>
          <table:table-cell table:style-name="pd1" office:value-type="float" office:value="0">
            <text:p/>
          </table:table-cell>
          <table:table-cell office:value-type="string" office:value="HNORMAL">
            <text:p>HNORMAL</text:p>
          </table:table-cell>
          <table:table-cell office:value-type="string" office:value="COSINE">
            <text:p>COSINE</text:p>
          </table:table-cell>
          <table:table-cell office:value-type="string" office:value="AIC">
            <text:p>AIC</text:p>
          </table:table-cell>
          <table:table-cell office:value-type="float" office:value="95">
            <text:p>95</text:p>
          </table:table-cell>
        </table:table-row>
        <table:table-row>
          <table:table-cell table:style-name="pd1" office:value-type="float" office:value="1">
            <text:p>1</text:p>
          </table:table-cell>
          <table:table-cell office:value-type="string" office:value="HAZARD">
            <text:p>HAZARD</text:p>
          </table:table-cell>
          <table:table-cell office:value-type="string" office:value="COSINE">
            <text:p>COSINE</text:p>
          </table:table-cell>
          <table:table-cell office:value-type="string" office:value="AIC">
            <text:p>AIC</text:p>
          </table:table-cell>
          <table:table-cell office:value-type="float" office:value="95">
            <text:p>95</text:p>
          </table:table-cell>
        </table:table-row>
        <table:table-row>
          <table:table-cell table:style-name="pd1" office:value-type="float" office:value="2">
            <text:p>2</text:p>
          </table:table-cell>
          <table:table-cell office:value-type="string" office:value="UNIFORM">
            <text:p>UNIFORM</text:p>
          </table:table-cell>
          <table:table-cell office:value-type="string" office:value="COSINE">
            <text:p>COSINE</text:p>
          </table:table-cell>
          <table:table-cell office:value-type="string" office:value="AIC">
            <text:p>AIC</text:p>
          </table:table-cell>
          <table:table-cell office:value-type="float" office:value="95">
            <text:p>95</text:p>
          </table:table-cell>
        </table:table-row>
        <table:table-row>
          <table:table-cell table:style-name="pd1" office:value-type="float" office:value="3">
            <text:p>3</text:p>
          </table:table-cell>
          <table:table-cell office:value-type="string" office:value="NEXPON">
            <text:p>NEXPON</text:p>
          </table:table-cell>
          <table:table-cell office:value-type="string" office:value="COSINE">
            <text:p>COSINE</text:p>
          </table:table-cell>
          <table:table-cell office:value-type="string" office:value="AIC">
            <text:p>AIC</text:p>
          </table:table-cell>
          <table:table-cell office:value-type="float" office:value="95">
            <text:p>95</text:p>
          </table:table-cell>
        </table:table-row>
        <table:table-row>
          <table:table-cell table:style-name="pd1" office:value-type="float" office:value="4">
            <text:p>4</text:p>
          </table:table-cell>
          <table:table-cell office:value-type="string" office:value="HNORMAL">
            <text:p>HNORMAL</text:p>
          </table:table-cell>
          <table:table-cell office:value-type="string" office:value="POLY">
            <text:p>POLY</text:p>
          </table:table-cell>
          <table:table-cell office:value-type="string" office:value="AIC">
            <text:p>AIC</text:p>
          </table:table-cell>
          <table:table-cell office:value-type="float" office:value="95">
            <text:p>95</text:p>
          </table:table-cell>
        </table:table-row>
        <table:table-row>
          <table:table-cell table:style-name="pd1" office:value-type="float" office:value="5">
            <text:p>5</text:p>
          </table:table-cell>
          <table:table-cell office:value-type="string" office:value="HAZARD">
            <text:p>HAZARD</text:p>
          </table:table-cell>
          <table:table-cell office:value-type="string" office:value="POLY">
            <text:p>POLY</text:p>
          </table:table-cell>
          <table:table-cell office:value-type="string" office:value="AIC">
            <text:p>AIC</text:p>
          </table:table-cell>
          <table:table-cell office:value-type="float" office:value="95">
            <text:p>95</text:p>
          </table:table-cell>
        </table:table-row>
        <table:table-row>
          <table:table-cell table:style-name="pd1" office:value-type="float" office:value="6">
            <text:p>6</text:p>
          </table:table-cell>
          <table:table-cell office:value-type="string" office:value="UNIFORM">
            <text:p>UNIFORM</text:p>
          </table:table-cell>
          <table:table-cell office:value-type="string" office:value="POLY">
            <text:p>POLY</text:p>
          </table:table-cell>
          <table:table-cell office:value-type="string" office:value="AIC">
            <text:p>AIC</text:p>
          </table:table-cell>
          <table:table-cell office:value-type="float" office:value="95">
            <text:p>95</text:p>
          </table:table-cell>
        </table:table-row>
        <table:table-row>
          <table:table-cell table:style-name="pd1" office:value-type="float" office:value="7">
            <text:p>7</text:p>
          </table:table-cell>
          <table:table-cell office:value-type="string" office:value="NEXPON">
            <text:p>NEXPON</text:p>
          </table:table-cell>
          <table:table-cell office:value-type="string" office:value="POLY">
            <text:p>POLY</text:p>
          </table:table-cell>
          <table:table-cell office:value-type="string" office:value="AIC">
            <text:p>AIC</text:p>
          </table:table-cell>
          <table:table-cell office:value-type="float" office:value="95">
            <text:p>95</text:p>
          </table:table-cell>
        </table:table-row>
        <table:table-row>
          <table:table-cell table:style-name="pd1" office:value-type="float" office:value="8">
            <text:p>8</text:p>
          </table:table-cell>
          <table:table-cell office:value-type="string" office:value="HNORMAL">
            <text:p>HNORMAL</text:p>
          </table:table-cell>
          <table:table-cell office:value-type="string" office:value="HERMITE">
            <text:p>HERMITE</text:p>
          </table:table-cell>
          <table:table-cell office:value-type="string" office:value="AIC">
            <text:p>AIC</text:p>
          </table:table-cell>
          <table:table-cell office:value-type="float" office:value="95">
            <text:p>95</text:p>
          </table:table-cell>
        </table:table-row>
        <table:table-row>
          <table:table-cell table:style-name="pd1" office:value-type="float" office:value="9">
            <text:p>9</text:p>
          </table:table-cell>
          <table:table-cell office:value-type="string" office:value="HAZARD">
            <text:p>HAZARD</text:p>
          </table:table-cell>
          <table:table-cell office:value-type="string" office:value="HERMITE">
            <text:p>HERMITE</text:p>
          </table:table-cell>
          <table:table-cell office:value-type="string" office:value="AIC">
            <text:p>AIC</text:p>
          </table:table-cell>
          <table:table-cell office:value-type="float" office:value="95">
            <text:p>95</text:p>
          </table:table-cell>
        </table:table-row>
        <table:table-row>
          <table:table-cell table:style-name="pd1" office:value-type="float" office:value="10">
            <text:p>10</text:p>
          </table:table-cell>
          <table:table-cell office:value-type="string" office:value="UNIFORM">
            <text:p>UNIFORM</text:p>
          </table:table-cell>
          <table:table-cell office:value-type="string" office:value="HERMITE">
            <text:p>HERMITE</text:p>
          </table:table-cell>
          <table:table-cell office:value-type="string" office:value="AIC">
            <text:p>AIC</text:p>
          </table:table-cell>
          <table:table-cell office:value-type="float" office:value="95">
            <text:p>95</text:p>
          </table:table-cell>
        </table:table-row>
        <table:table-row>
          <table:table-cell table:style-name="pd1" office:value-type="float" office:value="11">
            <text:p>11</text:p>
          </table:table-cell>
          <table:table-cell office:value-type="string" office:value="NEXPON">
            <text:p>NEXPON</text:p>
          </table:table-cell>
          <table:table-cell office:value-type="string" office:value="HERMITE">
            <text:p>HERMITE</text:p>
          </table:table-cell>
          <table:table-cell office:value-type="string" office:value="AIC">
            <text:p>AIC</text:p>
          </table:table-cell>
          <table:table-cell office:value-type="float" office:value="95">
            <text:p>95</text:p>
          </table:table-cell>
        </table:table-row>
      </table:table>
      <table:table table:name="sp-analyser">
        <table:table-row>
          <table:table-cell/>
          <table:table-cell table:style-name="pd1" office:value-type="string" office:value="Value">
            <text:p>Value</text:p>
          </table:table-cell>
        </table:table-row>
        <table:table-row>
          <table:table-cell table:style-name="pd1" office:value-type="string" office:value="Zone">
            <text:p>Zone</text:p>
          </table:table-cell>
          <table:table-cell office:value-type="string" office:value="ACDC">
            <text:p>ACDC</text:p>
          </table:table-cell>
        </table:table-row>
        <table:table-row>
          <table:table-cell table:style-name="pd1" office:value-type="string" office:value="Surface">
            <text:p>Surface</text:p>
          </table:table-cell>
          <table:table-cell office:value-type="string" office:value="2400">
            <text:p>2400</text:p>
          </table:table-cell>
        </table:table-row>
        <table:table-row>
          <table:table-cell table:style-name="pd1" office:value-type="string" office:value="distanceUnit">
            <text:p>distanceUnit</text:p>
          </table:table-cell>
          <table:table-cell office:value-type="string" office:value="Meter">
            <text:p>Meter</text:p>
          </table:table-cell>
        </table:table-row>
        <table:table-row>
          <table:table-cell table:style-name="pd1" office:value-type="string" office:value="areaUnit">
            <text:p>areaUnit</text:p>
          </table:table-cell>
          <table:table-cell office:value-type="string" office:value="Hectare">
            <text:p>Hectare</text:p>
          </table:table-cell>
        </table:table-row>
        <table:table-row>
          <table:table-cell table:style-name="pd1" office:value-type="string" office:value="runMethod">
            <text:p>runMethod</text:p>
          </table:table-cell>
          <table:table-cell office:value-type="string" office:value="subprocess.run">
            <text:p>subprocess.run</text:p>
          </table:table-cell>
        </table:table-row>
        <table:table-row>
          <table:table-cell table:style-name="pd1" office:value-type="string" office:value="runTimeOut">
            <text:p>runTimeOut</text:p>
          </table:table-cell>
          <table:table-cell office:value-type="float" office:value="300">
            <text:p>300</text:p>
          </table:table-cell>
        </table:table-row>
        <table:table-row>
          <table:table-cell table:style-name="pd1" office:value-type="string" office:value="surveyType">
            <text:p>surveyType</text:p>
          </table:table-cell>
          <table:table-cell office:value-type="string" office:value="Point">
            <text:p>Point</text:p>
          </table:table-cell>
        </table:table-row>
        <table:table-row>
          <table:table-cell table:style-name="pd1" office:value-type="string" office:value="distanceType">
            <text:p>distanceType</text:p>
          </table:table-cell>
          <table:table-cell office:value-type="string" office:value="Radial">
            <text:p>Radial</text:p>
          </table:table-cell>
        </table:table-row>
        <table:table-row>
          <table:table-cell table:style-name="pd1" office:value-type="string" office:value="clustering">
            <text:p>clustering</text:p>
          </table:table-cell>
          <table:table-cell office:value-type="boolean" office:value="false">
            <text:p>FALSE</text:p>
          </table:table-cell>
        </table:table-row>
        <table:table-row>
          <table:table-cell table:style-name="pd1" office:value-type="string" office:value="defEstimKeyFn">
            <text:p>defEstimKeyFn</text:p>
          </table:table-cell>
          <table:table-cell office:value-type="string" office:value="UNIFORM">
            <text:p>UNIFORM</text:p>
          </table:table-cell>
        </table:table-row>
        <table:table-row>
          <table:table-cell table:style-name="pd1" office:value-type="string" office:value="defEstimAdjustFn">
            <text:p>defEstimAdjustFn</text:p>
          </table:table-cell>
          <table:table-cell office:value-type="string" office:value="POLY">
            <text:p>POLY</text:p>
          </table:table-cell>
        </table:table-row>
        <table:table-row>
          <table:table-cell table:style-name="pd1" office:value-type="string" office:value="defEstimCriterion">
            <text:p>defEstimCriterion</text:p>
          </table:table-cell>
          <table:table-cell office:value-type="string" office:value="AIC">
            <text:p>AIC</text:p>
          </table:table-cell>
        </table:table-row>
        <table:table-row>
          <table:table-cell table:style-name="pd1" office:value-type="string" office:value="defCVInterval">
            <text:p>defCVInterval</text:p>
          </table:table-cell>
          <table:table-cell office:value-type="float" office:value="95">
            <text:p>95</text:p>
          </table:table-cell>
        </table:table-row>
        <table:table-row>
          <table:table-cell table:style-name="pd1" office:value-type="string" office:value="defMinDist">
            <text:p>defMinDist</text:p>
          </table:table-cell>
          <table:table-cell office:value-type="string" office:value="">
            <text:p/>
          </table:table-cell>
        </table:table-row>
        <table:table-row>
          <table:table-cell table:style-name="pd1" office:value-type="string" office:value="defMaxDist">
            <text:p>defMaxDist</text:p>
          </table:table-cell>
          <table:table-cell office:value-type="string" office:value="">
            <text:p/>
          </table:table-cell>
        </table:table-row>
        <table:table-row>
          <table:table-cell table:style-name="pd1" office:value-type="string" office:value="defFitDistCuts">
            <text:p>defFitDistCuts</text:p>
          </table:table-cell>
          <table:table-cell office:value-type="string" office:value="">
            <text:p/>
          </table:table-cell>
        </table:table-row>
        <table:table-row>
          <table:table-cell table:style-name="pd1" office:value-type="string" office:value="defDiscrDistCuts">
            <text:p>defDiscrDistCuts</text:p>
          </table:table-cell>
          <table:table-cell office:value-type="string" office:value="">
            <text:p/>
          </table:table-cell>
        </table:table-row>
      </table:table>
      <table:table table:name="sp-runtime">
        <table:table-row>
          <table:table-cell/>
          <table:table-cell table:style-name="pd1" office:value-type="string" office:value="Version">
            <text:p>Version</text:p>
          </table:table-cell>
        </table:table-row>
        <table:table-row>
          <table:table-cell table:style-name="pd1" office:value-type="string" office:value="os">
            <text:p>os</text:p>
          </table:table-cell>
          <table:table-cell office:value-type="string" office:value="Windows Enterprise 10.0.22621 (64bit)">
            <text:p>Windows Enterprise 10.0.22621 (64bit)</text:p>
          </table:table-cell>
        </table:table-row>
        <table:table-row>
          <table:table-cell table:style-name="pd1" office:value-type="string" office:value="processor">
            <text:p>processor</text:p>
          </table:table-cell>
          <table:table-cell office:value-type="string" office:value="Intel64 Family 6 Model 165 Stepping 2, GenuineIntel, 12 CPUs">
            <text:p>Intel64 Family 6 Model 165 Stepping 2, GenuineIntel, 12 CPUs</text:p>
          </table:table-cell>
        </table:table-row>
        <table:table-row>
          <table:table-cell table:style-name="pd1" office:value-type="string" office:value="python">
            <text:p>python</text:p>
          </table:table-cell>
          <table:table-cell office:value-type="string" office:value="cpython (win32) R3.8.17 | packaged by conda-forge | (default, Jun 16 2023, 07:01:59) [MSC v.1929 64 bit (AMD64)]">
            <text:p>cpython (win32) R3.8.17 | packaged by conda-forge | (default, Jun 16 2023, 07:01:59) [MSC v.1929 64 bit (AMD64)]</text:p>
          </table:table-cell>
        </table:table-row>
        <table:table-row>
          <table:table-cell table:style-name="pd1" office:value-type="string" office:value="numpy">
            <text:p>numpy</text:p>
          </table:table-cell>
          <table:table-cell office:value-type="string" office:value="1.24.4">
            <text:p>1.24.4</text:p>
          </table:table-cell>
        </table:table-row>
        <table:table-row>
          <table:table-cell table:style-name="pd1" office:value-type="string" office:value="pandas">
            <text:p>pandas</text:p>
          </table:table-cell>
          <table:table-cell office:value-type="string" office:value="1.2.5">
            <text:p>1.2.5</text:p>
          </table:table-cell>
        </table:table-row>
        <table:table-row>
          <table:table-cell table:style-name="pd1" office:value-type="string" office:value="zoopt">
            <text:p>zoopt</text:p>
          </table:table-cell>
          <table:table-cell office:value-type="string" office:value="0.4.0">
            <text:p>0.4.0</text:p>
          </table:table-cell>
        </table:table-row>
        <table:table-row>
          <table:table-cell table:style-name="pd1" office:value-type="string" office:value="matplotlib">
            <text:p>matplotlib</text:p>
          </table:table-cell>
          <table:table-cell office:value-type="string" office:value="3.7.2">
            <text:p>3.7.2</text:p>
          </table:table-cell>
        </table:table-row>
        <table:table-row>
          <table:table-cell table:style-name="pd1" office:value-type="string" office:value="jinja2">
            <text:p>jinja2</text:p>
          </table:table-cell>
          <table:table-cell office:value-type="string" office:value="3.1.3">
            <text:p>3.1.3</text:p>
          </table:table-cell>
        </table:table-row>
        <table:table-row>
          <table:table-cell table:style-name="pd1" office:value-type="string" office:value="pyaudisam">
            <text:p>pyaudisam</text:p>
          </table:table-cell>
          <table:table-cell office:value-type="string" office:value="1.0.3-b1">
            <text:p>1.0.3-b1</text:p>
          </table:table-cell>
        </table:table-row>
        <table:table-row>
          <table:table-cell table:style-name="pd1" office:value-type="string" office:value="MCDS engine">
            <text:p>MCDS engine</text:p>
          </table:table-cell>
          <table:table-cell office:value-type="string" office:value="C:/PortableApps/Distance 7/MCDS.exe">
            <text:p>C:/PortableApps/Distance 7/MCDS.exe</text:p>
          </table:table-cell>
        </table:table-row>
        <table:table-row>
          <table:table-cell table:style-name="pd1" office:value-type="string" office:value="MCDS engine version">
            <text:p>MCDS engine version</text:p>
          </table:table-cell>
          <table:table-cell office:value-type="string" office:value="6.2.0">
            <text:p>6.2.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loext="urn:org:documentfoundation:names:experimental:office:xmlns:loext:1.0" xmlns:css3t="http://www.w3.org/TR/css3-text/" xmlns:form="urn:oasis:names:tc:opendocument:xmlns:form:1.0" xmlns:ns42="urn:org:documentfoundation:names:experimental:calc:xmlns:calcext:1.0" xmlns:svg="urn:oasis:names:tc:opendocument:xmlns:svg-compatib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loext="urn:org:documentfoundation:names:experimental:office:xmlns:loext:1.0" xmlns:css3t="http://www.w3.org/TR/css3-text/" xmlns:form="urn:oasis:names:tc:opendocument:xmlns:form:1.0" xmlns:ns42="urn:org:documentfoundation:names:experimental:calc:xmlns:calcext:1.0" xmlns:svg="urn:oasis:names:tc:opendocument:xmlns:svg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